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f(n) = </text:p>
          </table:table-cell>
          <table:table-cell office:value-type="string">
            <text:p>a=</text:p>
          </table:table-cell>
          <table:table-cell office:value-type="float" office:value="3">
            <text:p>3</text:p>
          </table:table-cell>
          <table:table-cell office:value-type="string">
            <text:p>*n^3</text:p>
          </table:table-cell>
          <table:table-cell/>
          <table:table-cell office:value-type="string">
            <text:p>g(n)=</text:p>
          </table:table-cell>
          <table:table-cell office:value-type="float" office:value="3.5">
            <text:p>3.5</text:p>
          </table:table-cell>
          <table:table-cell office:value-type="string">
            <text:p>*n^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b=</text:p>
          </table:table-cell>
          <table:table-cell office:value-type="float" office:value="2">
            <text:p>2</text:p>
          </table:table-cell>
          <table:table-cell office:value-type="string">
            <text:p>*n^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=</text:p>
          </table:table-cell>
          <table:table-cell office:value-type="float" office:value="3">
            <text:p>3</text:p>
          </table:table-cell>
          <table:table-cell office:value-type="string">
            <text:p>*n^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d=</text:p>
          </table:table-cell>
          <table:table-cell office:value-type="float" office:value="4">
            <text:p>4</text:p>
          </table:table-cell>
          <table:table-cell office:value-type="string">
            <text:p>*n^0</text:p>
          </table:table-cell>
          <table:table-cell table:number-columns-repeated="1019"/>
        </table:table-row>
        <table:table-row table:style-name="ro1">
          <table:table-cell table:number-columns-repeated="6"/>
          <table:table-cell office:value-type="string">
            <text:p>g(n)=</text:p>
          </table:table-cell>
          <table:table-cell office:value-type="float" office:value="2.5">
            <text:p>2.5</text:p>
          </table:table-cell>
          <table:table-cell office:value-type="string">
            <text:p>*n^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Big Omega</text:p>
          </table:table-cell>
          <table:table-cell office:value-type="string">
            <text:p>Big Oh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Lower Bound</text:p>
          </table:table-cell>
          <table:table-cell office:value-type="string">
            <text:p>Upper Boun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<text:s/>N^0</text:p>
          </table:table-cell>
          <table:table-cell office:value-type="string">
            <text:p>N^1</text:p>
          </table:table-cell>
          <table:table-cell office:value-type="string">
            <text:p>N^2</text:p>
          </table:table-cell>
          <table:table-cell office:value-type="string">
            <text:p>N^3</text:p>
          </table:table-cell>
          <table:table-cell office:value-type="string">
            <text:p>f(n)</text:p>
          </table:table-cell>
          <table:table-cell/>
          <table:table-cell office:value-type="string">
            <text:p>c'g(n)</text:p>
          </table:table-cell>
          <table:table-cell office:value-type="string">
            <text:p>c''g(n)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C15]*[.C15]" office:value-type="float" office:value="1">
            <text:p>1</text:p>
          </table:table-cell>
          <table:table-cell table:formula="of:=[.D15]*[.C15]" office:value-type="float" office:value="1">
            <text:p>1</text:p>
          </table:table-cell>
          <table:table-cell table:formula="of:=[.$D$7]*[.C15]+[.$D$8]*[.B15]" office:value-type="float" office:value="7">
            <text:p>7</text:p>
          </table:table-cell>
          <table:table-cell/>
          <table:table-cell table:style-name="ce2" table:formula="of:=[.$H$5]*[.C15]" office:value-type="float" office:value="3.5">
            <text:p>4</text:p>
          </table:table-cell>
          <table:table-cell table:style-name="ce2" table:formula="of:=[.$H$9]*[.C15]" office:value-type="float" office:value="2.5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6]*[.C16]" office:value-type="float" office:value="4">
            <text:p>4</text:p>
          </table:table-cell>
          <table:table-cell table:formula="of:=[.D16]*[.C16]" office:value-type="float" office:value="8">
            <text:p>8</text:p>
          </table:table-cell>
          <table:table-cell table:formula="of:=[.$D$7]*[.C16]+[.$D$8]*[.B16]" office:value-type="float" office:value="10">
            <text:p>10</text:p>
          </table:table-cell>
          <table:table-cell/>
          <table:table-cell table:style-name="ce2" table:formula="of:=[.$H$5]*[.C16]" office:value-type="float" office:value="7">
            <text:p>7</text:p>
          </table:table-cell>
          <table:table-cell table:style-name="ce2" table:formula="of:=[.$H$9]*[.C16]" office:value-type="float" office:value="5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17]*[.C17]" office:value-type="float" office:value="9">
            <text:p>9</text:p>
          </table:table-cell>
          <table:table-cell table:formula="of:=[.D17]*[.C17]" office:value-type="float" office:value="27">
            <text:p>27</text:p>
          </table:table-cell>
          <table:table-cell table:formula="of:=[.$D$7]*[.C17]+[.$D$8]*[.B17]" office:value-type="float" office:value="13">
            <text:p>13</text:p>
          </table:table-cell>
          <table:table-cell/>
          <table:table-cell table:style-name="ce2" table:formula="of:=[.$H$5]*[.C17]" office:value-type="float" office:value="10.5">
            <text:p>11</text:p>
          </table:table-cell>
          <table:table-cell table:style-name="ce2" table:formula="of:=[.$H$9]*[.C17]" office:value-type="float" office:value="7.5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18]*[.C18]" office:value-type="float" office:value="16">
            <text:p>16</text:p>
          </table:table-cell>
          <table:table-cell table:formula="of:=[.D18]*[.C18]" office:value-type="float" office:value="64">
            <text:p>64</text:p>
          </table:table-cell>
          <table:table-cell table:formula="of:=[.$D$7]*[.C18]+[.$D$8]*[.B18]" office:value-type="float" office:value="16">
            <text:p>16</text:p>
          </table:table-cell>
          <table:table-cell/>
          <table:table-cell table:style-name="ce2" table:formula="of:=[.$H$5]*[.C18]" office:value-type="float" office:value="14">
            <text:p>14</text:p>
          </table:table-cell>
          <table:table-cell table:style-name="ce2" table:formula="of:=[.$H$9]*[.C18]" office:value-type="float" office:value="10">
            <text:p>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19]*[.C19]" office:value-type="float" office:value="25">
            <text:p>25</text:p>
          </table:table-cell>
          <table:table-cell table:formula="of:=[.D19]*[.C19]" office:value-type="float" office:value="125">
            <text:p>125</text:p>
          </table:table-cell>
          <table:table-cell table:formula="of:=[.$D$7]*[.C19]+[.$D$8]*[.B19]" office:value-type="float" office:value="19">
            <text:p>19</text:p>
          </table:table-cell>
          <table:table-cell/>
          <table:table-cell table:style-name="ce2" table:formula="of:=[.$H$5]*[.C19]" office:value-type="float" office:value="17.5">
            <text:p>18</text:p>
          </table:table-cell>
          <table:table-cell table:style-name="ce2" table:formula="of:=[.$H$9]*[.C19]" office:value-type="float" office:value="12.5">
            <text:p>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C20]*[.C20]" office:value-type="float" office:value="36">
            <text:p>36</text:p>
          </table:table-cell>
          <table:table-cell table:formula="of:=[.D20]*[.C20]" office:value-type="float" office:value="216">
            <text:p>216</text:p>
          </table:table-cell>
          <table:table-cell table:formula="of:=[.$D$7]*[.C20]+[.$D$8]*[.B20]" office:value-type="float" office:value="22">
            <text:p>22</text:p>
          </table:table-cell>
          <table:table-cell/>
          <table:table-cell table:style-name="ce2" table:formula="of:=[.$H$5]*[.C20]" office:value-type="float" office:value="21">
            <text:p>21</text:p>
          </table:table-cell>
          <table:table-cell table:style-name="ce2" table:formula="of:=[.$H$9]*[.C20]" office:value-type="float" office:value="15">
            <text:p>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C21]*[.C21]" office:value-type="float" office:value="49">
            <text:p>49</text:p>
          </table:table-cell>
          <table:table-cell table:formula="of:=[.D21]*[.C21]" office:value-type="float" office:value="343">
            <text:p>343</text:p>
          </table:table-cell>
          <table:table-cell table:formula="of:=[.$D$7]*[.C21]+[.$D$8]*[.B21]" office:value-type="float" office:value="25">
            <text:p>25</text:p>
          </table:table-cell>
          <table:table-cell/>
          <table:table-cell table:style-name="ce2" table:formula="of:=[.$H$5]*[.C21]" office:value-type="float" office:value="24.5">
            <text:p>25</text:p>
          </table:table-cell>
          <table:table-cell table:style-name="ce2" table:formula="of:=[.$H$9]*[.C21]" office:value-type="float" office:value="17.5">
            <text:p>1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C22]*[.C22]" office:value-type="float" office:value="64">
            <text:p>64</text:p>
          </table:table-cell>
          <table:table-cell table:formula="of:=[.D22]*[.C22]" office:value-type="float" office:value="512">
            <text:p>512</text:p>
          </table:table-cell>
          <table:table-cell table:formula="of:=[.$D$7]*[.C22]+[.$D$8]*[.B22]" office:value-type="float" office:value="28">
            <text:p>28</text:p>
          </table:table-cell>
          <table:table-cell/>
          <table:table-cell table:style-name="ce2" table:formula="of:=[.$H$5]*[.C22]" office:value-type="float" office:value="28">
            <text:p>28</text:p>
          </table:table-cell>
          <table:table-cell table:style-name="ce2" table:formula="of:=[.$H$9]*[.C22]" office:value-type="float" office:value="20">
            <text:p>2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C23]*[.C23]" office:value-type="float" office:value="81">
            <text:p>81</text:p>
          </table:table-cell>
          <table:table-cell table:formula="of:=[.D23]*[.C23]" office:value-type="float" office:value="729">
            <text:p>729</text:p>
          </table:table-cell>
          <table:table-cell table:formula="of:=[.$D$7]*[.C23]+[.$D$8]*[.B23]" office:value-type="float" office:value="31">
            <text:p>31</text:p>
          </table:table-cell>
          <table:table-cell/>
          <table:table-cell table:style-name="ce2" table:formula="of:=[.$H$5]*[.C23]" office:value-type="float" office:value="31.5">
            <text:p>32</text:p>
          </table:table-cell>
          <table:table-cell table:style-name="ce2" table:formula="of:=[.$H$9]*[.C23]" office:value-type="float" office:value="22.5">
            <text:p>2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C24]*[.C24]" office:value-type="float" office:value="100">
            <text:p>100</text:p>
          </table:table-cell>
          <table:table-cell table:formula="of:=[.D24]*[.C24]" office:value-type="float" office:value="1000">
            <text:p>1000</text:p>
          </table:table-cell>
          <table:table-cell table:formula="of:=[.$D$7]*[.C24]+[.$D$8]*[.B24]" office:value-type="float" office:value="34">
            <text:p>34</text:p>
          </table:table-cell>
          <table:table-cell/>
          <table:table-cell table:style-name="ce2" table:formula="of:=[.$H$5]*[.C24]" office:value-type="float" office:value="35">
            <text:p>35</text:p>
          </table:table-cell>
          <table:table-cell table:style-name="ce2" table:formula="of:=[.$H$9]*[.C24]" office:value-type="float" office:value="25">
            <text:p>2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C25]*[.C25]" office:value-type="float" office:value="121">
            <text:p>121</text:p>
          </table:table-cell>
          <table:table-cell table:formula="of:=[.D25]*[.C25]" office:value-type="float" office:value="1331">
            <text:p>1331</text:p>
          </table:table-cell>
          <table:table-cell table:formula="of:=[.$D$7]*[.C25]+[.$D$8]*[.B25]" office:value-type="float" office:value="37">
            <text:p>37</text:p>
          </table:table-cell>
          <table:table-cell/>
          <table:table-cell table:style-name="ce2" table:formula="of:=[.$H$5]*[.C25]" office:value-type="float" office:value="38.5">
            <text:p>39</text:p>
          </table:table-cell>
          <table:table-cell table:style-name="ce2" table:formula="of:=[.$H$9]*[.C25]" office:value-type="float" office:value="27.5">
            <text:p>2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C26]*[.C26]" office:value-type="float" office:value="144">
            <text:p>144</text:p>
          </table:table-cell>
          <table:table-cell table:formula="of:=[.D26]*[.C26]" office:value-type="float" office:value="1728">
            <text:p>1728</text:p>
          </table:table-cell>
          <table:table-cell table:formula="of:=[.$D$7]*[.C26]+[.$D$8]*[.B26]" office:value-type="float" office:value="40">
            <text:p>40</text:p>
          </table:table-cell>
          <table:table-cell/>
          <table:table-cell table:style-name="ce2" table:formula="of:=[.$H$5]*[.C26]" office:value-type="float" office:value="42">
            <text:p>42</text:p>
          </table:table-cell>
          <table:table-cell table:style-name="ce2" table:formula="of:=[.$H$9]*[.C26]" office:value-type="float" office:value="30">
            <text:p>3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C27]*[.C27]" office:value-type="float" office:value="169">
            <text:p>169</text:p>
          </table:table-cell>
          <table:table-cell table:formula="of:=[.D27]*[.C27]" office:value-type="float" office:value="2197">
            <text:p>2197</text:p>
          </table:table-cell>
          <table:table-cell table:formula="of:=[.$D$7]*[.C27]+[.$D$8]*[.B27]" office:value-type="float" office:value="43">
            <text:p>43</text:p>
          </table:table-cell>
          <table:table-cell/>
          <table:table-cell table:style-name="ce2" table:formula="of:=[.$H$5]*[.C27]" office:value-type="float" office:value="45.5">
            <text:p>46</text:p>
          </table:table-cell>
          <table:table-cell table:style-name="ce2" table:formula="of:=[.$H$9]*[.C27]" office:value-type="float" office:value="32.5">
            <text:p>3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C28]*[.C28]" office:value-type="float" office:value="196">
            <text:p>196</text:p>
          </table:table-cell>
          <table:table-cell table:formula="of:=[.D28]*[.C28]" office:value-type="float" office:value="2744">
            <text:p>2744</text:p>
          </table:table-cell>
          <table:table-cell table:formula="of:=[.$D$7]*[.C28]+[.$D$8]*[.B28]" office:value-type="float" office:value="46">
            <text:p>46</text:p>
          </table:table-cell>
          <table:table-cell/>
          <table:table-cell table:style-name="ce2" table:formula="of:=[.$H$5]*[.C28]" office:value-type="float" office:value="49">
            <text:p>49</text:p>
          </table:table-cell>
          <table:table-cell table:style-name="ce2" table:formula="of:=[.$H$9]*[.C28]" office:value-type="float" office:value="35">
            <text:p>3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C29]*[.C29]" office:value-type="float" office:value="225">
            <text:p>225</text:p>
          </table:table-cell>
          <table:table-cell table:formula="of:=[.D29]*[.C29]" office:value-type="float" office:value="3375">
            <text:p>3375</text:p>
          </table:table-cell>
          <table:table-cell table:formula="of:=[.$D$7]*[.C29]+[.$D$8]*[.B29]" office:value-type="float" office:value="49">
            <text:p>49</text:p>
          </table:table-cell>
          <table:table-cell/>
          <table:table-cell table:style-name="ce2" table:formula="of:=[.$H$5]*[.C29]" office:value-type="float" office:value="52.5">
            <text:p>53</text:p>
          </table:table-cell>
          <table:table-cell table:style-name="ce2" table:formula="of:=[.$H$9]*[.C29]" office:value-type="float" office:value="37.5">
            <text:p>3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C30]*[.C30]" office:value-type="float" office:value="256">
            <text:p>256</text:p>
          </table:table-cell>
          <table:table-cell table:formula="of:=[.D30]*[.C30]" office:value-type="float" office:value="4096">
            <text:p>4096</text:p>
          </table:table-cell>
          <table:table-cell table:formula="of:=[.$D$7]*[.C30]+[.$D$8]*[.B30]" office:value-type="float" office:value="52">
            <text:p>52</text:p>
          </table:table-cell>
          <table:table-cell/>
          <table:table-cell table:style-name="ce2" table:formula="of:=[.$H$5]*[.C30]" office:value-type="float" office:value="56">
            <text:p>56</text:p>
          </table:table-cell>
          <table:table-cell table:style-name="ce2" table:formula="of:=[.$H$9]*[.C30]" office:value-type="float" office:value="40">
            <text:p>4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[.C31]*[.C31]" office:value-type="float" office:value="289">
            <text:p>289</text:p>
          </table:table-cell>
          <table:table-cell table:formula="of:=[.D31]*[.C31]" office:value-type="float" office:value="4913">
            <text:p>4913</text:p>
          </table:table-cell>
          <table:table-cell table:formula="of:=[.$D$7]*[.C31]+[.$D$8]*[.B31]" office:value-type="float" office:value="55">
            <text:p>55</text:p>
          </table:table-cell>
          <table:table-cell/>
          <table:table-cell table:style-name="ce2" table:formula="of:=[.$H$5]*[.C31]" office:value-type="float" office:value="59.5">
            <text:p>60</text:p>
          </table:table-cell>
          <table:table-cell table:style-name="ce2" table:formula="of:=[.$H$9]*[.C31]" office:value-type="float" office:value="42.5">
            <text:p>4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C32]*[.C32]" office:value-type="float" office:value="324">
            <text:p>324</text:p>
          </table:table-cell>
          <table:table-cell table:formula="of:=[.D32]*[.C32]" office:value-type="float" office:value="5832">
            <text:p>5832</text:p>
          </table:table-cell>
          <table:table-cell table:formula="of:=[.$D$7]*[.C32]+[.$D$8]*[.B32]" office:value-type="float" office:value="58">
            <text:p>58</text:p>
          </table:table-cell>
          <table:table-cell/>
          <table:table-cell table:style-name="ce2" table:formula="of:=[.$H$5]*[.C32]" office:value-type="float" office:value="63">
            <text:p>63</text:p>
          </table:table-cell>
          <table:table-cell table:style-name="ce2" table:formula="of:=[.$H$9]*[.C32]" office:value-type="float" office:value="45">
            <text:p>4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[.C33]*[.C33]" office:value-type="float" office:value="361">
            <text:p>361</text:p>
          </table:table-cell>
          <table:table-cell table:formula="of:=[.D33]*[.C33]" office:value-type="float" office:value="6859">
            <text:p>6859</text:p>
          </table:table-cell>
          <table:table-cell table:formula="of:=[.$D$7]*[.C33]+[.$D$8]*[.B33]" office:value-type="float" office:value="61">
            <text:p>61</text:p>
          </table:table-cell>
          <table:table-cell/>
          <table:table-cell table:style-name="ce2" table:formula="of:=[.$H$5]*[.C33]" office:value-type="float" office:value="66.5">
            <text:p>67</text:p>
          </table:table-cell>
          <table:table-cell table:style-name="ce2" table:formula="of:=[.$H$9]*[.C33]" office:value-type="float" office:value="47.5">
            <text:p>4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C34]*[.C34]" office:value-type="float" office:value="400">
            <text:p>400</text:p>
          </table:table-cell>
          <table:table-cell table:formula="of:=[.D34]*[.C34]" office:value-type="float" office:value="8000">
            <text:p>8000</text:p>
          </table:table-cell>
          <table:table-cell table:formula="of:=[.$D$7]*[.C34]+[.$D$8]*[.B34]" office:value-type="float" office:value="64">
            <text:p>64</text:p>
          </table:table-cell>
          <table:table-cell/>
          <table:table-cell table:style-name="ce2" table:formula="of:=[.$H$5]*[.C34]" office:value-type="float" office:value="70">
            <text:p>70</text:p>
          </table:table-cell>
          <table:table-cell table:style-name="ce2" table:formula="of:=[.$H$9]*[.C34]" office:value-type="float" office:value="50">
            <text:p>5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frame table:end-cell-address="Sheet1.I57" table:end-x="0.0843in" table:end-y="0.0791in" draw:z-index="0" draw:style-name="gr1" draw:text-style-name="P1" svg:width="6.2988in" svg:height="3.5429in" svg:x="0.0087in" svg:y="0.0925in">
              <draw:object draw:notify-on-update-of-ranges="Sheet1.C15:Sheet1.C34 Sheet1.F14:Sheet1.F14 Sheet1.F15:Sheet1.F34 Sheet1.C15:Sheet1.C34 Sheet1.H12:Sheet1.H13 Sheet1.H15:Sheet1.H34 Sheet1.C15:Sheet1.C34 Sheet1.I12:Sheet1.I13 Sheet1.I15:Sheet1.I3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f(n) = </text:p>
          </table:table-cell>
          <table:table-cell office:value-type="string">
            <text:p>a=</text:p>
          </table:table-cell>
          <table:table-cell office:value-type="float" office:value="4">
            <text:p>4</text:p>
          </table:table-cell>
          <table:table-cell office:value-type="string">
            <text:p>*n^3</text:p>
          </table:table-cell>
          <table:table-cell/>
          <table:table-cell office:value-type="string">
            <text:p>g(n)=</text:p>
          </table:table-cell>
          <table:table-cell office:value-type="float" office:value="3.5">
            <text:p>3.5</text:p>
          </table:table-cell>
          <table:table-cell office:value-type="string">
            <text:p>*LOG(N)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b=</text:p>
          </table:table-cell>
          <table:table-cell office:value-type="float" office:value="0">
            <text:p>0</text:p>
          </table:table-cell>
          <table:table-cell office:value-type="string">
            <text:p>*n^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=</text:p>
          </table:table-cell>
          <table:table-cell office:value-type="float" office:value="4">
            <text:p>4</text:p>
          </table:table-cell>
          <table:table-cell office:value-type="string">
            <text:p>*n^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d=</text:p>
          </table:table-cell>
          <table:table-cell office:value-type="float" office:value="1">
            <text:p>1</text:p>
          </table:table-cell>
          <table:table-cell office:value-type="string">
            <text:p>*n^0</text:p>
          </table:table-cell>
          <table:table-cell table:number-columns-repeated="1019"/>
        </table:table-row>
        <table:table-row table:style-name="ro1">
          <table:table-cell table:number-columns-repeated="6"/>
          <table:table-cell office:value-type="string">
            <text:p>g(n)=</text:p>
          </table:table-cell>
          <table:table-cell office:value-type="float" office:value="5.5">
            <text:p>5.5</text:p>
          </table:table-cell>
          <table:table-cell office:value-type="string">
            <text:p>*LOG(N)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Big Omega</text:p>
          </table:table-cell>
          <table:table-cell office:value-type="string">
            <text:p>Big Oh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Lower Bound</text:p>
          </table:table-cell>
          <table:table-cell office:value-type="string">
            <text:p>Upper Boun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<text:s/>N^0</text:p>
          </table:table-cell>
          <table:table-cell office:value-type="string">
            <text:p>N^1</text:p>
          </table:table-cell>
          <table:table-cell office:value-type="string">
            <text:p>N^2</text:p>
          </table:table-cell>
          <table:table-cell office:value-type="string">
            <text:p>N^3</text:p>
          </table:table-cell>
          <table:table-cell office:value-type="string">
            <text:p>f(n)</text:p>
          </table:table-cell>
          <table:table-cell/>
          <table:table-cell office:value-type="string">
            <text:p>c'g(n)</text:p>
          </table:table-cell>
          <table:table-cell office:value-type="string">
            <text:p>c''g(n)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C15]*[.C15]" office:value-type="float" office:value="1">
            <text:p>1</text:p>
          </table:table-cell>
          <table:table-cell table:formula="of:=[.C15]*[.D15]" office:value-type="float" office:value="1">
            <text:p>1</text:p>
          </table:table-cell>
          <table:table-cell table:style-name="ce3" table:formula="of:=[.$D$7]*LOG([.C15])+[.$D$8]*[.B15]" office:value-type="float" office:value="1">
            <text:p>1.00</text:p>
          </table:table-cell>
          <table:table-cell/>
          <table:table-cell table:style-name="ce2" table:formula="of:=[.$H$5]*LOG([.C15])" office:value-type="float" office:value="0">
            <text:p>0</text:p>
          </table:table-cell>
          <table:table-cell table:style-name="ce2" table:formula="of:=[.$H$9]*LOG([.C15]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6]*[.C16]" office:value-type="float" office:value="4">
            <text:p>4</text:p>
          </table:table-cell>
          <table:table-cell table:formula="of:=[.C16]*[.D16]" office:value-type="float" office:value="8">
            <text:p>8</text:p>
          </table:table-cell>
          <table:table-cell table:style-name="ce3" table:formula="of:=[.$D$7]*LOG([.C16])+[.$D$8]*[.B16]" office:value-type="float" office:value="2.20411998265592">
            <text:p>2.20</text:p>
          </table:table-cell>
          <table:table-cell/>
          <table:table-cell table:style-name="ce2" table:formula="of:=[.$H$5]*LOG([.C16])" office:value-type="float" office:value="1.05360498482393">
            <text:p>1</text:p>
          </table:table-cell>
          <table:table-cell table:style-name="ce2" table:formula="of:=[.$H$9]*LOG([.C16])" office:value-type="float" office:value="1.6556649761519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17]*[.C17]" office:value-type="float" office:value="9">
            <text:p>9</text:p>
          </table:table-cell>
          <table:table-cell table:formula="of:=[.C17]*[.D17]" office:value-type="float" office:value="27">
            <text:p>27</text:p>
          </table:table-cell>
          <table:table-cell table:style-name="ce3" table:formula="of:=[.$D$7]*LOG([.C17])+[.$D$8]*[.B17]" office:value-type="float" office:value="2.90848501887865">
            <text:p>2.91</text:p>
          </table:table-cell>
          <table:table-cell/>
          <table:table-cell table:style-name="ce2" table:formula="of:=[.$H$5]*LOG([.C17])" office:value-type="float" office:value="1.66992439151882">
            <text:p>2</text:p>
          </table:table-cell>
          <table:table-cell table:style-name="ce2" table:formula="of:=[.$H$9]*LOG([.C17])" office:value-type="float" office:value="2.62416690095814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18]*[.C18]" office:value-type="float" office:value="16">
            <text:p>16</text:p>
          </table:table-cell>
          <table:table-cell table:formula="of:=[.C18]*[.D18]" office:value-type="float" office:value="64">
            <text:p>64</text:p>
          </table:table-cell>
          <table:table-cell table:style-name="ce3" table:formula="of:=[.$D$7]*LOG([.C18])+[.$D$8]*[.B18]" office:value-type="float" office:value="3.40823996531185">
            <text:p>3.41</text:p>
          </table:table-cell>
          <table:table-cell/>
          <table:table-cell table:style-name="ce2" table:formula="of:=[.$H$5]*LOG([.C18])" office:value-type="float" office:value="2.10720996964787">
            <text:p>2</text:p>
          </table:table-cell>
          <table:table-cell table:style-name="ce2" table:formula="of:=[.$H$9]*LOG([.C18])" office:value-type="float" office:value="3.31132995230379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19]*[.C19]" office:value-type="float" office:value="25">
            <text:p>25</text:p>
          </table:table-cell>
          <table:table-cell table:formula="of:=[.C19]*[.D19]" office:value-type="float" office:value="125">
            <text:p>125</text:p>
          </table:table-cell>
          <table:table-cell table:style-name="ce3" table:formula="of:=[.$D$7]*LOG([.C19])+[.$D$8]*[.B19]" office:value-type="float" office:value="3.79588001734407">
            <text:p>3.80</text:p>
          </table:table-cell>
          <table:table-cell/>
          <table:table-cell table:style-name="ce2" table:formula="of:=[.$H$5]*LOG([.C19])" office:value-type="float" office:value="2.44639501517607">
            <text:p>2</text:p>
          </table:table-cell>
          <table:table-cell table:style-name="ce2" table:formula="of:=[.$H$9]*LOG([.C19])" office:value-type="float" office:value="3.8443350238481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C20]*[.C20]" office:value-type="float" office:value="36">
            <text:p>36</text:p>
          </table:table-cell>
          <table:table-cell table:formula="of:=[.C20]*[.D20]" office:value-type="float" office:value="216">
            <text:p>216</text:p>
          </table:table-cell>
          <table:table-cell table:style-name="ce3" table:formula="of:=[.$D$7]*LOG([.C20])+[.$D$8]*[.B20]" office:value-type="float" office:value="4.11260500153457">
            <text:p>4.11</text:p>
          </table:table-cell>
          <table:table-cell/>
          <table:table-cell table:style-name="ce2" table:formula="of:=[.$H$5]*LOG([.C20])" office:value-type="float" office:value="2.72352937634275">
            <text:p>3</text:p>
          </table:table-cell>
          <table:table-cell table:style-name="ce2" table:formula="of:=[.$H$9]*LOG([.C20])" office:value-type="float" office:value="4.27983187711004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C21]*[.C21]" office:value-type="float" office:value="49">
            <text:p>49</text:p>
          </table:table-cell>
          <table:table-cell table:formula="of:=[.C21]*[.D21]" office:value-type="float" office:value="343">
            <text:p>343</text:p>
          </table:table-cell>
          <table:table-cell table:style-name="ce3" table:formula="of:=[.$D$7]*LOG([.C21])+[.$D$8]*[.B21]" office:value-type="float" office:value="4.38039216005703">
            <text:p>4.38</text:p>
          </table:table-cell>
          <table:table-cell/>
          <table:table-cell table:style-name="ce2" table:formula="of:=[.$H$5]*LOG([.C21])" office:value-type="float" office:value="2.9578431400499">
            <text:p>3</text:p>
          </table:table-cell>
          <table:table-cell table:style-name="ce2" table:formula="of:=[.$H$9]*LOG([.C21])" office:value-type="float" office:value="4.64803922007841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C22]*[.C22]" office:value-type="float" office:value="64">
            <text:p>64</text:p>
          </table:table-cell>
          <table:table-cell table:formula="of:=[.C22]*[.D22]" office:value-type="float" office:value="512">
            <text:p>512</text:p>
          </table:table-cell>
          <table:table-cell table:style-name="ce3" table:formula="of:=[.$D$7]*LOG([.C22])+[.$D$8]*[.B22]" office:value-type="float" office:value="4.61235994796777">
            <text:p>4.61</text:p>
          </table:table-cell>
          <table:table-cell/>
          <table:table-cell table:style-name="ce2" table:formula="of:=[.$H$5]*LOG([.C22])" office:value-type="float" office:value="3.1608149544718">
            <text:p>3</text:p>
          </table:table-cell>
          <table:table-cell table:style-name="ce2" table:formula="of:=[.$H$9]*LOG([.C22])" office:value-type="float" office:value="4.96699492845569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C23]*[.C23]" office:value-type="float" office:value="81">
            <text:p>81</text:p>
          </table:table-cell>
          <table:table-cell table:formula="of:=[.C23]*[.D23]" office:value-type="float" office:value="729">
            <text:p>729</text:p>
          </table:table-cell>
          <table:table-cell table:style-name="ce3" table:formula="of:=[.$D$7]*LOG([.C23])+[.$D$8]*[.B23]" office:value-type="float" office:value="4.8169700377573">
            <text:p>4.82</text:p>
          </table:table-cell>
          <table:table-cell/>
          <table:table-cell table:style-name="ce2" table:formula="of:=[.$H$5]*LOG([.C23])" office:value-type="float" office:value="3.33984878303764">
            <text:p>3</text:p>
          </table:table-cell>
          <table:table-cell table:style-name="ce2" table:formula="of:=[.$H$9]*LOG([.C23])" office:value-type="float" office:value="5.24833380191629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C24]*[.C24]" office:value-type="float" office:value="100">
            <text:p>100</text:p>
          </table:table-cell>
          <table:table-cell table:formula="of:=[.C24]*[.D24]" office:value-type="float" office:value="1000">
            <text:p>1000</text:p>
          </table:table-cell>
          <table:table-cell table:style-name="ce3" table:formula="of:=[.$D$7]*LOG([.C24])+[.$D$8]*[.B24]" office:value-type="float" office:value="5">
            <text:p>5.00</text:p>
          </table:table-cell>
          <table:table-cell/>
          <table:table-cell table:style-name="ce2" table:formula="of:=[.$H$5]*LOG([.C24])" office:value-type="float" office:value="3.5">
            <text:p>4</text:p>
          </table:table-cell>
          <table:table-cell table:style-name="ce2" table:formula="of:=[.$H$9]*LOG([.C24])" office:value-type="float" office:value="5.5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C25]*[.C25]" office:value-type="float" office:value="121">
            <text:p>121</text:p>
          </table:table-cell>
          <table:table-cell table:formula="of:=[.C25]*[.D25]" office:value-type="float" office:value="1331">
            <text:p>1331</text:p>
          </table:table-cell>
          <table:table-cell table:style-name="ce3" table:formula="of:=[.$D$7]*LOG([.C25])+[.$D$8]*[.B25]" office:value-type="float" office:value="5.1655707406329">
            <text:p>5.17</text:p>
          </table:table-cell>
          <table:table-cell/>
          <table:table-cell table:style-name="ce2" table:formula="of:=[.$H$5]*LOG([.C25])" office:value-type="float" office:value="3.64487439805379">
            <text:p>4</text:p>
          </table:table-cell>
          <table:table-cell table:style-name="ce2" table:formula="of:=[.$H$9]*LOG([.C25])" office:value-type="float" office:value="5.72765976837024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C26]*[.C26]" office:value-type="float" office:value="144">
            <text:p>144</text:p>
          </table:table-cell>
          <table:table-cell table:formula="of:=[.C26]*[.D26]" office:value-type="float" office:value="1728">
            <text:p>1728</text:p>
          </table:table-cell>
          <table:table-cell table:style-name="ce3" table:formula="of:=[.$D$7]*LOG([.C26])+[.$D$8]*[.B26]" office:value-type="float" office:value="5.3167249841905">
            <text:p>5.32</text:p>
          </table:table-cell>
          <table:table-cell/>
          <table:table-cell table:style-name="ce2" table:formula="of:=[.$H$5]*LOG([.C26])" office:value-type="float" office:value="3.77713436116669">
            <text:p>4</text:p>
          </table:table-cell>
          <table:table-cell table:style-name="ce2" table:formula="of:=[.$H$9]*LOG([.C26])" office:value-type="float" office:value="5.93549685326194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C27]*[.C27]" office:value-type="float" office:value="169">
            <text:p>169</text:p>
          </table:table-cell>
          <table:table-cell table:formula="of:=[.C27]*[.D27]" office:value-type="float" office:value="2197">
            <text:p>2197</text:p>
          </table:table-cell>
          <table:table-cell table:style-name="ce3" table:formula="of:=[.$D$7]*LOG([.C27])+[.$D$8]*[.B27]" office:value-type="float" office:value="5.45577340922735">
            <text:p>5.46</text:p>
          </table:table-cell>
          <table:table-cell/>
          <table:table-cell table:style-name="ce2" table:formula="of:=[.$H$5]*LOG([.C27])" office:value-type="float" office:value="3.89880173307393">
            <text:p>4</text:p>
          </table:table-cell>
          <table:table-cell table:style-name="ce2" table:formula="of:=[.$H$9]*LOG([.C27])" office:value-type="float" office:value="6.1266884376876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C28]*[.C28]" office:value-type="float" office:value="196">
            <text:p>196</text:p>
          </table:table-cell>
          <table:table-cell table:formula="of:=[.C28]*[.D28]" office:value-type="float" office:value="2744">
            <text:p>2744</text:p>
          </table:table-cell>
          <table:table-cell table:style-name="ce3" table:formula="of:=[.$D$7]*LOG([.C28])+[.$D$8]*[.B28]" office:value-type="float" office:value="5.58451214271295">
            <text:p>5.58</text:p>
          </table:table-cell>
          <table:table-cell/>
          <table:table-cell table:style-name="ce2" table:formula="of:=[.$H$5]*LOG([.C28])" office:value-type="float" office:value="4.01144812487383">
            <text:p>4</text:p>
          </table:table-cell>
          <table:table-cell table:style-name="ce2" table:formula="of:=[.$H$9]*LOG([.C28])" office:value-type="float" office:value="6.30370419623031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C29]*[.C29]" office:value-type="float" office:value="225">
            <text:p>225</text:p>
          </table:table-cell>
          <table:table-cell table:formula="of:=[.C29]*[.D29]" office:value-type="float" office:value="3375">
            <text:p>3375</text:p>
          </table:table-cell>
          <table:table-cell table:style-name="ce3" table:formula="of:=[.$D$7]*LOG([.C29])+[.$D$8]*[.B29]" office:value-type="float" office:value="5.70436503622272">
            <text:p>5.70</text:p>
          </table:table-cell>
          <table:table-cell/>
          <table:table-cell table:style-name="ce2" table:formula="of:=[.$H$5]*LOG([.C29])" office:value-type="float" office:value="4.11631940669488">
            <text:p>4</text:p>
          </table:table-cell>
          <table:table-cell table:style-name="ce2" table:formula="of:=[.$H$9]*LOG([.C29])" office:value-type="float" office:value="6.46850192480625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C30]*[.C30]" office:value-type="float" office:value="256">
            <text:p>256</text:p>
          </table:table-cell>
          <table:table-cell table:formula="of:=[.C30]*[.D30]" office:value-type="float" office:value="4096">
            <text:p>4096</text:p>
          </table:table-cell>
          <table:table-cell table:style-name="ce3" table:formula="of:=[.$D$7]*LOG([.C30])+[.$D$8]*[.B30]" office:value-type="float" office:value="5.8164799306237">
            <text:p>5.82</text:p>
          </table:table-cell>
          <table:table-cell/>
          <table:table-cell table:style-name="ce2" table:formula="of:=[.$H$5]*LOG([.C30])" office:value-type="float" office:value="4.21441993929574">
            <text:p>4</text:p>
          </table:table-cell>
          <table:table-cell table:style-name="ce2" table:formula="of:=[.$H$9]*LOG([.C30])" office:value-type="float" office:value="6.62265990460759">
            <text:p>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[.C31]*[.C31]" office:value-type="float" office:value="289">
            <text:p>289</text:p>
          </table:table-cell>
          <table:table-cell table:formula="of:=[.C31]*[.D31]" office:value-type="float" office:value="4913">
            <text:p>4913</text:p>
          </table:table-cell>
          <table:table-cell table:style-name="ce3" table:formula="of:=[.$D$7]*LOG([.C31])+[.$D$8]*[.B31]" office:value-type="float" office:value="5.9217956855131">
            <text:p>5.92</text:p>
          </table:table-cell>
          <table:table-cell/>
          <table:table-cell table:style-name="ce2" table:formula="of:=[.$H$5]*LOG([.C31])" office:value-type="float" office:value="4.30657122482396">
            <text:p>4</text:p>
          </table:table-cell>
          <table:table-cell table:style-name="ce2" table:formula="of:=[.$H$9]*LOG([.C31])" office:value-type="float" office:value="6.76746906758051">
            <text:p>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C32]*[.C32]" office:value-type="float" office:value="324">
            <text:p>324</text:p>
          </table:table-cell>
          <table:table-cell table:formula="of:=[.C32]*[.D32]" office:value-type="float" office:value="5832">
            <text:p>5832</text:p>
          </table:table-cell>
          <table:table-cell table:style-name="ce3" table:formula="of:=[.$D$7]*LOG([.C32])+[.$D$8]*[.B32]" office:value-type="float" office:value="6.02109002041322">
            <text:p>6.02</text:p>
          </table:table-cell>
          <table:table-cell/>
          <table:table-cell table:style-name="ce2" table:formula="of:=[.$H$5]*LOG([.C32])" office:value-type="float" office:value="4.39345376786157">
            <text:p>4</text:p>
          </table:table-cell>
          <table:table-cell table:style-name="ce2" table:formula="of:=[.$H$9]*LOG([.C32])" office:value-type="float" office:value="6.90399877806818">
            <text:p>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[.C33]*[.C33]" office:value-type="float" office:value="361">
            <text:p>361</text:p>
          </table:table-cell>
          <table:table-cell table:formula="of:=[.C33]*[.D33]" office:value-type="float" office:value="6859">
            <text:p>6859</text:p>
          </table:table-cell>
          <table:table-cell table:style-name="ce3" table:formula="of:=[.$D$7]*LOG([.C33])+[.$D$8]*[.B33]" office:value-type="float" office:value="6.11501440381132">
            <text:p>6.12</text:p>
          </table:table-cell>
          <table:table-cell/>
          <table:table-cell table:style-name="ce2" table:formula="of:=[.$H$5]*LOG([.C33])" office:value-type="float" office:value="4.4756376033349">
            <text:p>4</text:p>
          </table:table-cell>
          <table:table-cell table:style-name="ce2" table:formula="of:=[.$H$9]*LOG([.C33])" office:value-type="float" office:value="7.03314480524056">
            <text:p>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C34]*[.C34]" office:value-type="float" office:value="400">
            <text:p>400</text:p>
          </table:table-cell>
          <table:table-cell table:formula="of:=[.C34]*[.D34]" office:value-type="float" office:value="8000">
            <text:p>8000</text:p>
          </table:table-cell>
          <table:table-cell table:style-name="ce3" table:formula="of:=[.$D$7]*LOG([.C34])+[.$D$8]*[.B34]" office:value-type="float" office:value="6.20411998265592">
            <text:p>6.20</text:p>
          </table:table-cell>
          <table:table-cell/>
          <table:table-cell table:style-name="ce2" table:formula="of:=[.$H$5]*LOG([.C34])" office:value-type="float" office:value="4.55360498482393">
            <text:p>5</text:p>
          </table:table-cell>
          <table:table-cell table:style-name="ce2" table:formula="of:=[.$H$9]*LOG([.C34])" office:value-type="float" office:value="7.1556649761519">
            <text:p>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Sheet2.J56" table:end-x="0.1154in" table:end-y="0.026in" draw:z-index="0" draw:style-name="gr1" draw:text-style-name="P1" svg:width="6.2988in" svg:height="3.5429in" svg:x="0.0398in" svg:y="0.0394in">
              <draw:object draw:notify-on-update-of-ranges="Sheet2.C15:Sheet2.C34 Sheet2.H12:Sheet2.H13 Sheet2.H15:Sheet2.H34 Sheet2.C15:Sheet2.C34 Sheet2.I12:Sheet2.I13 Sheet2.I15:Sheet2.I34 Sheet2.C15:Sheet2.C34 Sheet2.F14:Sheet2.F14 Sheet2.F15:Sheet2.F3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f(n) = </text:p>
          </table:table-cell>
          <table:table-cell office:value-type="string">
            <text:p>a=</text:p>
          </table:table-cell>
          <table:table-cell office:value-type="float" office:value="8">
            <text:p>8</text:p>
          </table:table-cell>
          <table:table-cell office:value-type="string">
            <text:p>*n^3</text:p>
          </table:table-cell>
          <table:table-cell/>
          <table:table-cell office:value-type="string">
            <text:p>g(n)=</text:p>
          </table:table-cell>
          <table:table-cell office:value-type="float" office:value="6.5">
            <text:p>6.5</text:p>
          </table:table-cell>
          <table:table-cell office:value-type="string">
            <text:p>*LOG(N^N)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b=</text:p>
          </table:table-cell>
          <table:table-cell office:value-type="float" office:value="4">
            <text:p>4</text:p>
          </table:table-cell>
          <table:table-cell office:value-type="string">
            <text:p>*n^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=</text:p>
          </table:table-cell>
          <table:table-cell office:value-type="float" office:value="5">
            <text:p>5</text:p>
          </table:table-cell>
          <table:table-cell office:value-type="string">
            <text:p>*n^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d=</text:p>
          </table:table-cell>
          <table:table-cell office:value-type="float" office:value="2">
            <text:p>2</text:p>
          </table:table-cell>
          <table:table-cell office:value-type="string">
            <text:p>*n^0</text:p>
          </table:table-cell>
          <table:table-cell table:number-columns-repeated="1019"/>
        </table:table-row>
        <table:table-row table:style-name="ro1">
          <table:table-cell table:number-columns-repeated="6"/>
          <table:table-cell office:value-type="string">
            <text:p>g(n)=</text:p>
          </table:table-cell>
          <table:table-cell office:value-type="float" office:value="8.5">
            <text:p>8.5</text:p>
          </table:table-cell>
          <table:table-cell office:value-type="string">
            <text:p>*LOG(N^N)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Big Omega</text:p>
          </table:table-cell>
          <table:table-cell office:value-type="string">
            <text:p>Big Oh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Lower Bound</text:p>
          </table:table-cell>
          <table:table-cell office:value-type="string">
            <text:p>Upper Boun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<text:s/>N^0</text:p>
          </table:table-cell>
          <table:table-cell office:value-type="string">
            <text:p>N^1</text:p>
          </table:table-cell>
          <table:table-cell office:value-type="string">
            <text:p>N^2</text:p>
          </table:table-cell>
          <table:table-cell office:value-type="string">
            <text:p>N^3</text:p>
          </table:table-cell>
          <table:table-cell office:value-type="string">
            <text:p>f(n)</text:p>
          </table:table-cell>
          <table:table-cell/>
          <table:table-cell office:value-type="string">
            <text:p>c'g(n)</text:p>
          </table:table-cell>
          <table:table-cell office:value-type="string">
            <text:p>c''g(n)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C15]*[.C15]" office:value-type="float" office:value="1">
            <text:p>1</text:p>
          </table:table-cell>
          <table:table-cell table:formula="of:=[.C15]*[.D15]" office:value-type="float" office:value="1">
            <text:p>1</text:p>
          </table:table-cell>
          <table:table-cell table:style-name="ce3" table:formula="of:=[.$D$6]*LOG([.C15]*[.C15])+[.$D$7]*LOG([.C15])+[.$D$8]*[.B15]" office:value-type="float" office:value="2">
            <text:p>2.00</text:p>
          </table:table-cell>
          <table:table-cell/>
          <table:table-cell table:style-name="ce2" table:formula="of:=[.$H$5]*LOG([.C15]*[.C15])" office:value-type="float" office:value="0">
            <text:p>0</text:p>
          </table:table-cell>
          <table:table-cell table:style-name="ce2" table:formula="of:=[.$H$9]*LOG([.C15]*[.C15])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6]*[.C16]" office:value-type="float" office:value="4">
            <text:p>4</text:p>
          </table:table-cell>
          <table:table-cell table:formula="of:=[.C16]*[.D16]" office:value-type="float" office:value="8">
            <text:p>8</text:p>
          </table:table-cell>
          <table:table-cell table:style-name="ce3" table:formula="of:=[.$D$6]*LOG([.C16]*[.C16])+[.$D$7]*LOG([.C16])+[.$D$8]*[.B16]" office:value-type="float" office:value="5.91338994363175">
            <text:p>5.91</text:p>
          </table:table-cell>
          <table:table-cell/>
          <table:table-cell table:style-name="ce2" table:formula="of:=[.$H$5]*LOG([.C16]*[.C16])" office:value-type="float" office:value="3.91338994363175">
            <text:p>4</text:p>
          </table:table-cell>
          <table:table-cell table:style-name="ce2" table:formula="of:=[.$H$9]*LOG([.C16]*[.C16])" office:value-type="float" office:value="5.11750992628768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17]*[.C17]" office:value-type="float" office:value="9">
            <text:p>9</text:p>
          </table:table-cell>
          <table:table-cell table:formula="of:=[.C17]*[.D17]" office:value-type="float" office:value="27">
            <text:p>27</text:p>
          </table:table-cell>
          <table:table-cell table:style-name="ce3" table:formula="of:=[.$D$6]*LOG([.C17]*[.C17])+[.$D$7]*LOG([.C17])+[.$D$8]*[.B17]" office:value-type="float" office:value="8.20257631135561">
            <text:p>8.20</text:p>
          </table:table-cell>
          <table:table-cell/>
          <table:table-cell table:style-name="ce2" table:formula="of:=[.$H$5]*LOG([.C17]*[.C17])" office:value-type="float" office:value="6.20257631135561">
            <text:p>6</text:p>
          </table:table-cell>
          <table:table-cell table:style-name="ce2" table:formula="of:=[.$H$9]*LOG([.C17]*[.C17])" office:value-type="float" office:value="8.11106133023426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18]*[.C18]" office:value-type="float" office:value="16">
            <text:p>16</text:p>
          </table:table-cell>
          <table:table-cell table:formula="of:=[.C18]*[.D18]" office:value-type="float" office:value="64">
            <text:p>64</text:p>
          </table:table-cell>
          <table:table-cell table:style-name="ce3" table:formula="of:=[.$D$6]*LOG([.C18]*[.C18])+[.$D$7]*LOG([.C18])+[.$D$8]*[.B18]" office:value-type="float" office:value="9.82677988726351">
            <text:p>9.83</text:p>
          </table:table-cell>
          <table:table-cell/>
          <table:table-cell table:style-name="ce2" table:formula="of:=[.$H$5]*LOG([.C18]*[.C18])" office:value-type="float" office:value="7.82677988726351">
            <text:p>8</text:p>
          </table:table-cell>
          <table:table-cell table:style-name="ce2" table:formula="of:=[.$H$9]*LOG([.C18]*[.C18])" office:value-type="float" office:value="10.2350198525754">
            <text:p>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19]*[.C19]" office:value-type="float" office:value="25">
            <text:p>25</text:p>
          </table:table-cell>
          <table:table-cell table:formula="of:=[.C19]*[.D19]" office:value-type="float" office:value="125">
            <text:p>125</text:p>
          </table:table-cell>
          <table:table-cell table:style-name="ce3" table:formula="of:=[.$D$6]*LOG([.C19]*[.C19])+[.$D$7]*LOG([.C19])+[.$D$8]*[.B19]" office:value-type="float" office:value="11.0866100563682">
            <text:p>11.09</text:p>
          </table:table-cell>
          <table:table-cell/>
          <table:table-cell table:style-name="ce2" table:formula="of:=[.$H$5]*LOG([.C19]*[.C19])" office:value-type="float" office:value="9.08661005636824">
            <text:p>9</text:p>
          </table:table-cell>
          <table:table-cell table:style-name="ce2" table:formula="of:=[.$H$9]*LOG([.C19]*[.C19])" office:value-type="float" office:value="11.8824900737123">
            <text:p>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C20]*[.C20]" office:value-type="float" office:value="36">
            <text:p>36</text:p>
          </table:table-cell>
          <table:table-cell table:formula="of:=[.C20]*[.D20]" office:value-type="float" office:value="216">
            <text:p>216</text:p>
          </table:table-cell>
          <table:table-cell table:style-name="ce3" table:formula="of:=[.$D$6]*LOG([.C20]*[.C20])+[.$D$7]*LOG([.C20])+[.$D$8]*[.B20]" office:value-type="float" office:value="12.1159662549874">
            <text:p>12.12</text:p>
          </table:table-cell>
          <table:table-cell/>
          <table:table-cell table:style-name="ce2" table:formula="of:=[.$H$5]*LOG([.C20]*[.C20])" office:value-type="float" office:value="10.1159662549874">
            <text:p>10</text:p>
          </table:table-cell>
          <table:table-cell table:style-name="ce2" table:formula="of:=[.$H$9]*LOG([.C20]*[.C20])" office:value-type="float" office:value="13.2285712565219">
            <text:p>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C21]*[.C21]" office:value-type="float" office:value="49">
            <text:p>49</text:p>
          </table:table-cell>
          <table:table-cell table:formula="of:=[.C21]*[.D21]" office:value-type="float" office:value="343">
            <text:p>343</text:p>
          </table:table-cell>
          <table:table-cell table:style-name="ce3" table:formula="of:=[.$D$6]*LOG([.C21]*[.C21])+[.$D$7]*LOG([.C21])+[.$D$8]*[.B21]" office:value-type="float" office:value="12.9862745201853">
            <text:p>12.99</text:p>
          </table:table-cell>
          <table:table-cell/>
          <table:table-cell table:style-name="ce2" table:formula="of:=[.$H$5]*LOG([.C21]*[.C21])" office:value-type="float" office:value="10.9862745201853">
            <text:p>11</text:p>
          </table:table-cell>
          <table:table-cell table:style-name="ce2" table:formula="of:=[.$H$9]*LOG([.C21]*[.C21])" office:value-type="float" office:value="14.3666666802424">
            <text:p>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C22]*[.C22]" office:value-type="float" office:value="64">
            <text:p>64</text:p>
          </table:table-cell>
          <table:table-cell table:formula="of:=[.C22]*[.D22]" office:value-type="float" office:value="512">
            <text:p>512</text:p>
          </table:table-cell>
          <table:table-cell table:style-name="ce3" table:formula="of:=[.$D$6]*LOG([.C22]*[.C22])+[.$D$7]*LOG([.C22])+[.$D$8]*[.B22]" office:value-type="float" office:value="13.7401698308953">
            <text:p>13.74</text:p>
          </table:table-cell>
          <table:table-cell/>
          <table:table-cell table:style-name="ce2" table:formula="of:=[.$H$5]*LOG([.C22]*[.C22])" office:value-type="float" office:value="11.7401698308953">
            <text:p>12</text:p>
          </table:table-cell>
          <table:table-cell table:style-name="ce2" table:formula="of:=[.$H$9]*LOG([.C22]*[.C22])" office:value-type="float" office:value="15.352529778863">
            <text:p>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C23]*[.C23]" office:value-type="float" office:value="81">
            <text:p>81</text:p>
          </table:table-cell>
          <table:table-cell table:formula="of:=[.C23]*[.D23]" office:value-type="float" office:value="729">
            <text:p>729</text:p>
          </table:table-cell>
          <table:table-cell table:style-name="ce3" table:formula="of:=[.$D$6]*LOG([.C23]*[.C23])+[.$D$7]*LOG([.C23])+[.$D$8]*[.B23]" office:value-type="float" office:value="14.4051526227112">
            <text:p>14.41</text:p>
          </table:table-cell>
          <table:table-cell/>
          <table:table-cell table:style-name="ce2" table:formula="of:=[.$H$5]*LOG([.C23]*[.C23])" office:value-type="float" office:value="12.4051526227112">
            <text:p>12</text:p>
          </table:table-cell>
          <table:table-cell table:style-name="ce2" table:formula="of:=[.$H$9]*LOG([.C23]*[.C23])" office:value-type="float" office:value="16.2221226604685">
            <text:p>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C24]*[.C24]" office:value-type="float" office:value="100">
            <text:p>100</text:p>
          </table:table-cell>
          <table:table-cell table:formula="of:=[.C24]*[.D24]" office:value-type="float" office:value="1000">
            <text:p>1000</text:p>
          </table:table-cell>
          <table:table-cell table:style-name="ce3" table:formula="of:=[.$D$6]*LOG([.C24]*[.C24])+[.$D$7]*LOG([.C24])+[.$D$8]*[.B24]" office:value-type="float" office:value="15">
            <text:p>15.00</text:p>
          </table:table-cell>
          <table:table-cell/>
          <table:table-cell table:style-name="ce2" table:formula="of:=[.$H$5]*LOG([.C24]*[.C24])" office:value-type="float" office:value="13">
            <text:p>13</text:p>
          </table:table-cell>
          <table:table-cell table:style-name="ce2" table:formula="of:=[.$H$9]*LOG([.C24]*[.C24])" office:value-type="float" office:value="17">
            <text:p>1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C25]*[.C25]" office:value-type="float" office:value="121">
            <text:p>121</text:p>
          </table:table-cell>
          <table:table-cell table:formula="of:=[.C25]*[.D25]" office:value-type="float" office:value="1331">
            <text:p>1331</text:p>
          </table:table-cell>
          <table:table-cell table:style-name="ce3" table:formula="of:=[.$D$6]*LOG([.C25]*[.C25])+[.$D$7]*LOG([.C25])+[.$D$8]*[.B25]" office:value-type="float" office:value="15.5381049070569">
            <text:p>15.54</text:p>
          </table:table-cell>
          <table:table-cell/>
          <table:table-cell table:style-name="ce2" table:formula="of:=[.$H$5]*LOG([.C25]*[.C25])" office:value-type="float" office:value="13.5381049070569">
            <text:p>14</text:p>
          </table:table-cell>
          <table:table-cell table:style-name="ce2" table:formula="of:=[.$H$9]*LOG([.C25]*[.C25])" office:value-type="float" office:value="17.7036756476898">
            <text:p>1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C26]*[.C26]" office:value-type="float" office:value="144">
            <text:p>144</text:p>
          </table:table-cell>
          <table:table-cell table:formula="of:=[.C26]*[.D26]" office:value-type="float" office:value="1728">
            <text:p>1728</text:p>
          </table:table-cell>
          <table:table-cell table:style-name="ce3" table:formula="of:=[.$D$6]*LOG([.C26]*[.C26])+[.$D$7]*LOG([.C26])+[.$D$8]*[.B26]" office:value-type="float" office:value="16.0293561986191">
            <text:p>16.03</text:p>
          </table:table-cell>
          <table:table-cell/>
          <table:table-cell table:style-name="ce2" table:formula="of:=[.$H$5]*LOG([.C26]*[.C26])" office:value-type="float" office:value="14.0293561986191">
            <text:p>14</text:p>
          </table:table-cell>
          <table:table-cell table:style-name="ce2" table:formula="of:=[.$H$9]*LOG([.C26]*[.C26])" office:value-type="float" office:value="18.3460811828096">
            <text:p>1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C27]*[.C27]" office:value-type="float" office:value="169">
            <text:p>169</text:p>
          </table:table-cell>
          <table:table-cell table:formula="of:=[.C27]*[.D27]" office:value-type="float" office:value="2197">
            <text:p>2197</text:p>
          </table:table-cell>
          <table:table-cell table:style-name="ce3" table:formula="of:=[.$D$6]*LOG([.C27]*[.C27])+[.$D$7]*LOG([.C27])+[.$D$8]*[.B27]" office:value-type="float" office:value="16.4812635799889">
            <text:p>16.48</text:p>
          </table:table-cell>
          <table:table-cell/>
          <table:table-cell table:style-name="ce2" table:formula="of:=[.$H$5]*LOG([.C27]*[.C27])" office:value-type="float" office:value="14.4812635799889">
            <text:p>14</text:p>
          </table:table-cell>
          <table:table-cell table:style-name="ce2" table:formula="of:=[.$H$9]*LOG([.C27]*[.C27])" office:value-type="float" office:value="18.9370369892162">
            <text:p>1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C28]*[.C28]" office:value-type="float" office:value="196">
            <text:p>196</text:p>
          </table:table-cell>
          <table:table-cell table:formula="of:=[.C28]*[.D28]" office:value-type="float" office:value="2744">
            <text:p>2744</text:p>
          </table:table-cell>
          <table:table-cell table:style-name="ce3" table:formula="of:=[.$D$6]*LOG([.C28]*[.C28])+[.$D$7]*LOG([.C28])+[.$D$8]*[.B28]" office:value-type="float" office:value="16.8996644638171">
            <text:p>16.90</text:p>
          </table:table-cell>
          <table:table-cell/>
          <table:table-cell table:style-name="ce2" table:formula="of:=[.$H$5]*LOG([.C28]*[.C28])" office:value-type="float" office:value="14.8996644638171">
            <text:p>15</text:p>
          </table:table-cell>
          <table:table-cell table:style-name="ce2" table:formula="of:=[.$H$9]*LOG([.C28]*[.C28])" office:value-type="float" office:value="19.48417660653">
            <text:p>1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C29]*[.C29]" office:value-type="float" office:value="225">
            <text:p>225</text:p>
          </table:table-cell>
          <table:table-cell table:formula="of:=[.C29]*[.D29]" office:value-type="float" office:value="3375">
            <text:p>3375</text:p>
          </table:table-cell>
          <table:table-cell table:style-name="ce3" table:formula="of:=[.$D$6]*LOG([.C29]*[.C29])+[.$D$7]*LOG([.C29])+[.$D$8]*[.B29]" office:value-type="float" office:value="17.2891863677239">
            <text:p>17.29</text:p>
          </table:table-cell>
          <table:table-cell/>
          <table:table-cell table:style-name="ce2" table:formula="of:=[.$H$5]*LOG([.C29]*[.C29])" office:value-type="float" office:value="15.2891863677239">
            <text:p>15</text:p>
          </table:table-cell>
          <table:table-cell table:style-name="ce2" table:formula="of:=[.$H$9]*LOG([.C29]*[.C29])" office:value-type="float" office:value="19.9935514039466">
            <text:p>2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C30]*[.C30]" office:value-type="float" office:value="256">
            <text:p>256</text:p>
          </table:table-cell>
          <table:table-cell table:formula="of:=[.C30]*[.D30]" office:value-type="float" office:value="4096">
            <text:p>4096</text:p>
          </table:table-cell>
          <table:table-cell table:style-name="ce3" table:formula="of:=[.$D$6]*LOG([.C30]*[.C30])+[.$D$7]*LOG([.C30])+[.$D$8]*[.B30]" office:value-type="float" office:value="17.653559774527">
            <text:p>17.65</text:p>
          </table:table-cell>
          <table:table-cell/>
          <table:table-cell table:style-name="ce2" table:formula="of:=[.$H$5]*LOG([.C30]*[.C30])" office:value-type="float" office:value="15.653559774527">
            <text:p>16</text:p>
          </table:table-cell>
          <table:table-cell table:style-name="ce2" table:formula="of:=[.$H$9]*LOG([.C30]*[.C30])" office:value-type="float" office:value="20.4700397051507">
            <text:p>2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[.C31]*[.C31]" office:value-type="float" office:value="289">
            <text:p>289</text:p>
          </table:table-cell>
          <table:table-cell table:formula="of:=[.C31]*[.D31]" office:value-type="float" office:value="4913">
            <text:p>4913</text:p>
          </table:table-cell>
          <table:table-cell table:style-name="ce3" table:formula="of:=[.$D$6]*LOG([.C31]*[.C31])+[.$D$7]*LOG([.C31])+[.$D$8]*[.B31]" office:value-type="float" office:value="17.9958359779176">
            <text:p>18.00</text:p>
          </table:table-cell>
          <table:table-cell/>
          <table:table-cell table:style-name="ce2" table:formula="of:=[.$H$5]*LOG([.C31]*[.C31])" office:value-type="float" office:value="15.9958359779176">
            <text:p>16</text:p>
          </table:table-cell>
          <table:table-cell table:style-name="ce2" table:formula="of:=[.$H$9]*LOG([.C31]*[.C31])" office:value-type="float" office:value="20.9176316634307">
            <text:p>2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C32]*[.C32]" office:value-type="float" office:value="324">
            <text:p>324</text:p>
          </table:table-cell>
          <table:table-cell table:formula="of:=[.C32]*[.D32]" office:value-type="float" office:value="5832">
            <text:p>5832</text:p>
          </table:table-cell>
          <table:table-cell table:style-name="ce3" table:formula="of:=[.$D$6]*LOG([.C32]*[.C32])+[.$D$7]*LOG([.C32])+[.$D$8]*[.B32]" office:value-type="float" office:value="18.318542566343">
            <text:p>18.32</text:p>
          </table:table-cell>
          <table:table-cell/>
          <table:table-cell table:style-name="ce2" table:formula="of:=[.$H$5]*LOG([.C32]*[.C32])" office:value-type="float" office:value="16.318542566343">
            <text:p>16</text:p>
          </table:table-cell>
          <table:table-cell table:style-name="ce2" table:formula="of:=[.$H$9]*LOG([.C32]*[.C32])" office:value-type="float" office:value="21.3396325867562">
            <text:p>2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[.C33]*[.C33]" office:value-type="float" office:value="361">
            <text:p>361</text:p>
          </table:table-cell>
          <table:table-cell table:formula="of:=[.C33]*[.D33]" office:value-type="float" office:value="6859">
            <text:p>6859</text:p>
          </table:table-cell>
          <table:table-cell table:style-name="ce3" table:formula="of:=[.$D$6]*LOG([.C33]*[.C33])+[.$D$7]*LOG([.C33])+[.$D$8]*[.B33]" office:value-type="float" office:value="18.6237968123868">
            <text:p>18.62</text:p>
          </table:table-cell>
          <table:table-cell/>
          <table:table-cell table:style-name="ce2" table:formula="of:=[.$H$5]*LOG([.C33]*[.C33])" office:value-type="float" office:value="16.6237968123868">
            <text:p>17</text:p>
          </table:table-cell>
          <table:table-cell table:style-name="ce2" table:formula="of:=[.$H$9]*LOG([.C33]*[.C33])" office:value-type="float" office:value="21.7388112161981">
            <text:p>2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C34]*[.C34]" office:value-type="float" office:value="400">
            <text:p>400</text:p>
          </table:table-cell>
          <table:table-cell table:formula="of:=[.C34]*[.D34]" office:value-type="float" office:value="8000">
            <text:p>8000</text:p>
          </table:table-cell>
          <table:table-cell table:style-name="ce3" table:formula="of:=[.$D$6]*LOG([.C34]*[.C34])+[.$D$7]*LOG([.C34])+[.$D$8]*[.B34]" office:value-type="float" office:value="18.9133899436318">
            <text:p>18.91</text:p>
          </table:table-cell>
          <table:table-cell/>
          <table:table-cell table:style-name="ce2" table:formula="of:=[.$H$5]*LOG([.C34]*[.C34])" office:value-type="float" office:value="16.9133899436318">
            <text:p>17</text:p>
          </table:table-cell>
          <table:table-cell table:style-name="ce2" table:formula="of:=[.$H$9]*LOG([.C34]*[.C34])" office:value-type="float" office:value="22.1175099262877">
            <text:p>2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Sheet3.J56" table:end-x="0.1154in" table:end-y="0.026in" draw:z-index="0" draw:style-name="gr1" draw:text-style-name="P1" svg:width="6.2988in" svg:height="3.5429in" svg:x="0.0398in" svg:y="0.0394in">
              <draw:object draw:notify-on-update-of-ranges="Sheet3.C15:Sheet3.C34 Sheet3.F14:Sheet3.F14 Sheet3.F15:Sheet3.F34 Sheet3.C15:Sheet3.C34 Sheet3.H12:Sheet3.H13 Sheet3.H15:Sheet3.H34 Sheet3.C15:Sheet3.C34 Sheet3.I12:Sheet3.I13 Sheet3.I15:Sheet3.I3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 table:print="false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f(n) = </text:p>
          </table:table-cell>
          <table:table-cell office:value-type="string">
            <text:p>a=</text:p>
          </table:table-cell>
          <table:table-cell office:value-type="float" office:value="4">
            <text:p>4</text:p>
          </table:table-cell>
          <table:table-cell office:value-type="string">
            <text:p>*n^3</text:p>
          </table:table-cell>
          <table:table-cell/>
          <table:table-cell office:value-type="string">
            <text:p>g(n)=</text:p>
          </table:table-cell>
          <table:table-cell office:value-type="float" office:value="3">
            <text:p>3</text:p>
          </table:table-cell>
          <table:table-cell office:value-type="string">
            <text:p>*n^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b=</text:p>
          </table:table-cell>
          <table:table-cell office:value-type="float" office:value="4">
            <text:p>4</text:p>
          </table:table-cell>
          <table:table-cell office:value-type="string">
            <text:p>*n^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=</text:p>
          </table:table-cell>
          <table:table-cell office:value-type="float" office:value="3">
            <text:p>3</text:p>
          </table:table-cell>
          <table:table-cell office:value-type="string">
            <text:p>*n^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d=</text:p>
          </table:table-cell>
          <table:table-cell office:value-type="float" office:value="6">
            <text:p>6</text:p>
          </table:table-cell>
          <table:table-cell office:value-type="string">
            <text:p>*n^0</text:p>
          </table:table-cell>
          <table:table-cell table:number-columns-repeated="1019"/>
        </table:table-row>
        <table:table-row table:style-name="ro1">
          <table:table-cell table:number-columns-repeated="6"/>
          <table:table-cell office:value-type="string">
            <text:p>g(n)=</text:p>
          </table:table-cell>
          <table:table-cell office:value-type="float" office:value="5">
            <text:p>5</text:p>
          </table:table-cell>
          <table:table-cell office:value-type="string">
            <text:p>*n^2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Big Omega</text:p>
          </table:table-cell>
          <table:table-cell office:value-type="string">
            <text:p>Big Oh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Lower Bound</text:p>
          </table:table-cell>
          <table:table-cell office:value-type="string">
            <text:p>Upper Boun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<text:s/>N^0</text:p>
          </table:table-cell>
          <table:table-cell office:value-type="string">
            <text:p>N^1</text:p>
          </table:table-cell>
          <table:table-cell office:value-type="string">
            <text:p>N^2</text:p>
          </table:table-cell>
          <table:table-cell office:value-type="string">
            <text:p>N^3</text:p>
          </table:table-cell>
          <table:table-cell office:value-type="string">
            <text:p>f(n)</text:p>
          </table:table-cell>
          <table:table-cell/>
          <table:table-cell office:value-type="string">
            <text:p>c'g(n)</text:p>
          </table:table-cell>
          <table:table-cell office:value-type="string">
            <text:p>c''g(n)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C15]*[.C15]" office:value-type="float" office:value="1">
            <text:p>1</text:p>
          </table:table-cell>
          <table:table-cell table:formula="of:=[.C15]*[.D15]" office:value-type="float" office:value="1">
            <text:p>1</text:p>
          </table:table-cell>
          <table:table-cell table:formula="of:=[.$D$6]*[.D15]+[.$D$7]*[.C15]+[.$D$8]*[.B15]" office:value-type="float" office:value="13">
            <text:p>13</text:p>
          </table:table-cell>
          <table:table-cell/>
          <table:table-cell table:style-name="ce2" table:formula="of:=[.$H$5]*[.D15]" office:value-type="float" office:value="3">
            <text:p>3</text:p>
          </table:table-cell>
          <table:table-cell table:style-name="ce2" table:formula="of:=[.$H$9]*[.D15]" office:value-type="float" office:value="5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6]*[.C16]" office:value-type="float" office:value="4">
            <text:p>4</text:p>
          </table:table-cell>
          <table:table-cell table:formula="of:=[.C16]*[.D16]" office:value-type="float" office:value="8">
            <text:p>8</text:p>
          </table:table-cell>
          <table:table-cell table:formula="of:=[.$D$6]*[.D16]+[.$D$7]*[.C16]+[.$D$8]*[.B16]" office:value-type="float" office:value="28">
            <text:p>28</text:p>
          </table:table-cell>
          <table:table-cell/>
          <table:table-cell table:style-name="ce2" table:formula="of:=[.$H$5]*[.D16]" office:value-type="float" office:value="12">
            <text:p>12</text:p>
          </table:table-cell>
          <table:table-cell table:style-name="ce2" table:formula="of:=[.$H$9]*[.D16]" office:value-type="float" office:value="20">
            <text:p>2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17]*[.C17]" office:value-type="float" office:value="9">
            <text:p>9</text:p>
          </table:table-cell>
          <table:table-cell table:formula="of:=[.C17]*[.D17]" office:value-type="float" office:value="27">
            <text:p>27</text:p>
          </table:table-cell>
          <table:table-cell table:formula="of:=[.$D$6]*[.D17]+[.$D$7]*[.C17]+[.$D$8]*[.B17]" office:value-type="float" office:value="51">
            <text:p>51</text:p>
          </table:table-cell>
          <table:table-cell/>
          <table:table-cell table:style-name="ce2" table:formula="of:=[.$H$5]*[.D17]" office:value-type="float" office:value="27">
            <text:p>27</text:p>
          </table:table-cell>
          <table:table-cell table:style-name="ce2" table:formula="of:=[.$H$9]*[.D17]" office:value-type="float" office:value="45">
            <text:p>4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18]*[.C18]" office:value-type="float" office:value="16">
            <text:p>16</text:p>
          </table:table-cell>
          <table:table-cell table:formula="of:=[.C18]*[.D18]" office:value-type="float" office:value="64">
            <text:p>64</text:p>
          </table:table-cell>
          <table:table-cell table:formula="of:=[.$D$6]*[.D18]+[.$D$7]*[.C18]+[.$D$8]*[.B18]" office:value-type="float" office:value="82">
            <text:p>82</text:p>
          </table:table-cell>
          <table:table-cell/>
          <table:table-cell table:style-name="ce2" table:formula="of:=[.$H$5]*[.D18]" office:value-type="float" office:value="48">
            <text:p>48</text:p>
          </table:table-cell>
          <table:table-cell table:style-name="ce2" table:formula="of:=[.$H$9]*[.D18]" office:value-type="float" office:value="80">
            <text:p>8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19]*[.C19]" office:value-type="float" office:value="25">
            <text:p>25</text:p>
          </table:table-cell>
          <table:table-cell table:formula="of:=[.C19]*[.D19]" office:value-type="float" office:value="125">
            <text:p>125</text:p>
          </table:table-cell>
          <table:table-cell table:formula="of:=[.$D$6]*[.D19]+[.$D$7]*[.C19]+[.$D$8]*[.B19]" office:value-type="float" office:value="121">
            <text:p>121</text:p>
          </table:table-cell>
          <table:table-cell/>
          <table:table-cell table:style-name="ce2" table:formula="of:=[.$H$5]*[.D19]" office:value-type="float" office:value="75">
            <text:p>75</text:p>
          </table:table-cell>
          <table:table-cell table:style-name="ce2" table:formula="of:=[.$H$9]*[.D19]" office:value-type="float" office:value="125">
            <text:p>12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C20]*[.C20]" office:value-type="float" office:value="36">
            <text:p>36</text:p>
          </table:table-cell>
          <table:table-cell table:formula="of:=[.C20]*[.D20]" office:value-type="float" office:value="216">
            <text:p>216</text:p>
          </table:table-cell>
          <table:table-cell table:formula="of:=[.$D$6]*[.D20]+[.$D$7]*[.C20]+[.$D$8]*[.B20]" office:value-type="float" office:value="168">
            <text:p>168</text:p>
          </table:table-cell>
          <table:table-cell/>
          <table:table-cell table:style-name="ce2" table:formula="of:=[.$H$5]*[.D20]" office:value-type="float" office:value="108">
            <text:p>108</text:p>
          </table:table-cell>
          <table:table-cell table:style-name="ce2" table:formula="of:=[.$H$9]*[.D20]" office:value-type="float" office:value="180">
            <text:p>18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C21]*[.C21]" office:value-type="float" office:value="49">
            <text:p>49</text:p>
          </table:table-cell>
          <table:table-cell table:formula="of:=[.C21]*[.D21]" office:value-type="float" office:value="343">
            <text:p>343</text:p>
          </table:table-cell>
          <table:table-cell table:formula="of:=[.$D$6]*[.D21]+[.$D$7]*[.C21]+[.$D$8]*[.B21]" office:value-type="float" office:value="223">
            <text:p>223</text:p>
          </table:table-cell>
          <table:table-cell/>
          <table:table-cell table:style-name="ce2" table:formula="of:=[.$H$5]*[.D21]" office:value-type="float" office:value="147">
            <text:p>147</text:p>
          </table:table-cell>
          <table:table-cell table:style-name="ce2" table:formula="of:=[.$H$9]*[.D21]" office:value-type="float" office:value="245">
            <text:p>24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C22]*[.C22]" office:value-type="float" office:value="64">
            <text:p>64</text:p>
          </table:table-cell>
          <table:table-cell table:formula="of:=[.C22]*[.D22]" office:value-type="float" office:value="512">
            <text:p>512</text:p>
          </table:table-cell>
          <table:table-cell table:formula="of:=[.$D$6]*[.D22]+[.$D$7]*[.C22]+[.$D$8]*[.B22]" office:value-type="float" office:value="286">
            <text:p>286</text:p>
          </table:table-cell>
          <table:table-cell/>
          <table:table-cell table:style-name="ce2" table:formula="of:=[.$H$5]*[.D22]" office:value-type="float" office:value="192">
            <text:p>192</text:p>
          </table:table-cell>
          <table:table-cell table:style-name="ce2" table:formula="of:=[.$H$9]*[.D22]" office:value-type="float" office:value="320">
            <text:p>32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C23]*[.C23]" office:value-type="float" office:value="81">
            <text:p>81</text:p>
          </table:table-cell>
          <table:table-cell table:formula="of:=[.C23]*[.D23]" office:value-type="float" office:value="729">
            <text:p>729</text:p>
          </table:table-cell>
          <table:table-cell table:formula="of:=[.$D$6]*[.D23]+[.$D$7]*[.C23]+[.$D$8]*[.B23]" office:value-type="float" office:value="357">
            <text:p>357</text:p>
          </table:table-cell>
          <table:table-cell/>
          <table:table-cell table:style-name="ce2" table:formula="of:=[.$H$5]*[.D23]" office:value-type="float" office:value="243">
            <text:p>243</text:p>
          </table:table-cell>
          <table:table-cell table:style-name="ce2" table:formula="of:=[.$H$9]*[.D23]" office:value-type="float" office:value="405">
            <text:p>40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C24]*[.C24]" office:value-type="float" office:value="100">
            <text:p>100</text:p>
          </table:table-cell>
          <table:table-cell table:formula="of:=[.C24]*[.D24]" office:value-type="float" office:value="1000">
            <text:p>1000</text:p>
          </table:table-cell>
          <table:table-cell table:formula="of:=[.$D$6]*[.D24]+[.$D$7]*[.C24]+[.$D$8]*[.B24]" office:value-type="float" office:value="436">
            <text:p>436</text:p>
          </table:table-cell>
          <table:table-cell/>
          <table:table-cell table:style-name="ce2" table:formula="of:=[.$H$5]*[.D24]" office:value-type="float" office:value="300">
            <text:p>300</text:p>
          </table:table-cell>
          <table:table-cell table:style-name="ce2" table:formula="of:=[.$H$9]*[.D24]" office:value-type="float" office:value="500">
            <text:p>5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C25]*[.C25]" office:value-type="float" office:value="121">
            <text:p>121</text:p>
          </table:table-cell>
          <table:table-cell table:formula="of:=[.C25]*[.D25]" office:value-type="float" office:value="1331">
            <text:p>1331</text:p>
          </table:table-cell>
          <table:table-cell table:formula="of:=[.$D$6]*[.D25]+[.$D$7]*[.C25]+[.$D$8]*[.B25]" office:value-type="float" office:value="523">
            <text:p>523</text:p>
          </table:table-cell>
          <table:table-cell/>
          <table:table-cell table:style-name="ce2" table:formula="of:=[.$H$5]*[.D25]" office:value-type="float" office:value="363">
            <text:p>363</text:p>
          </table:table-cell>
          <table:table-cell table:style-name="ce2" table:formula="of:=[.$H$9]*[.D25]" office:value-type="float" office:value="605">
            <text:p>60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C26]*[.C26]" office:value-type="float" office:value="144">
            <text:p>144</text:p>
          </table:table-cell>
          <table:table-cell table:formula="of:=[.C26]*[.D26]" office:value-type="float" office:value="1728">
            <text:p>1728</text:p>
          </table:table-cell>
          <table:table-cell table:formula="of:=[.$D$6]*[.D26]+[.$D$7]*[.C26]+[.$D$8]*[.B26]" office:value-type="float" office:value="618">
            <text:p>618</text:p>
          </table:table-cell>
          <table:table-cell/>
          <table:table-cell table:style-name="ce2" table:formula="of:=[.$H$5]*[.D26]" office:value-type="float" office:value="432">
            <text:p>432</text:p>
          </table:table-cell>
          <table:table-cell table:style-name="ce2" table:formula="of:=[.$H$9]*[.D26]" office:value-type="float" office:value="720">
            <text:p>72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C27]*[.C27]" office:value-type="float" office:value="169">
            <text:p>169</text:p>
          </table:table-cell>
          <table:table-cell table:formula="of:=[.C27]*[.D27]" office:value-type="float" office:value="2197">
            <text:p>2197</text:p>
          </table:table-cell>
          <table:table-cell table:formula="of:=[.$D$6]*[.D27]+[.$D$7]*[.C27]+[.$D$8]*[.B27]" office:value-type="float" office:value="721">
            <text:p>721</text:p>
          </table:table-cell>
          <table:table-cell/>
          <table:table-cell table:style-name="ce2" table:formula="of:=[.$H$5]*[.D27]" office:value-type="float" office:value="507">
            <text:p>507</text:p>
          </table:table-cell>
          <table:table-cell table:style-name="ce2" table:formula="of:=[.$H$9]*[.D27]" office:value-type="float" office:value="845">
            <text:p>84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C28]*[.C28]" office:value-type="float" office:value="196">
            <text:p>196</text:p>
          </table:table-cell>
          <table:table-cell table:formula="of:=[.C28]*[.D28]" office:value-type="float" office:value="2744">
            <text:p>2744</text:p>
          </table:table-cell>
          <table:table-cell table:formula="of:=[.$D$6]*[.D28]+[.$D$7]*[.C28]+[.$D$8]*[.B28]" office:value-type="float" office:value="832">
            <text:p>832</text:p>
          </table:table-cell>
          <table:table-cell/>
          <table:table-cell table:style-name="ce2" table:formula="of:=[.$H$5]*[.D28]" office:value-type="float" office:value="588">
            <text:p>588</text:p>
          </table:table-cell>
          <table:table-cell table:style-name="ce2" table:formula="of:=[.$H$9]*[.D28]" office:value-type="float" office:value="980">
            <text:p>98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C29]*[.C29]" office:value-type="float" office:value="225">
            <text:p>225</text:p>
          </table:table-cell>
          <table:table-cell table:formula="of:=[.C29]*[.D29]" office:value-type="float" office:value="3375">
            <text:p>3375</text:p>
          </table:table-cell>
          <table:table-cell table:formula="of:=[.$D$6]*[.D29]+[.$D$7]*[.C29]+[.$D$8]*[.B29]" office:value-type="float" office:value="951">
            <text:p>951</text:p>
          </table:table-cell>
          <table:table-cell/>
          <table:table-cell table:style-name="ce2" table:formula="of:=[.$H$5]*[.D29]" office:value-type="float" office:value="675">
            <text:p>675</text:p>
          </table:table-cell>
          <table:table-cell table:style-name="ce2" table:formula="of:=[.$H$9]*[.D29]" office:value-type="float" office:value="1125">
            <text:p>112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C30]*[.C30]" office:value-type="float" office:value="256">
            <text:p>256</text:p>
          </table:table-cell>
          <table:table-cell table:formula="of:=[.C30]*[.D30]" office:value-type="float" office:value="4096">
            <text:p>4096</text:p>
          </table:table-cell>
          <table:table-cell table:formula="of:=[.$D$6]*[.D30]+[.$D$7]*[.C30]+[.$D$8]*[.B30]" office:value-type="float" office:value="1078">
            <text:p>1078</text:p>
          </table:table-cell>
          <table:table-cell/>
          <table:table-cell table:style-name="ce2" table:formula="of:=[.$H$5]*[.D30]" office:value-type="float" office:value="768">
            <text:p>768</text:p>
          </table:table-cell>
          <table:table-cell table:style-name="ce2" table:formula="of:=[.$H$9]*[.D30]" office:value-type="float" office:value="1280">
            <text:p>128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[.C31]*[.C31]" office:value-type="float" office:value="289">
            <text:p>289</text:p>
          </table:table-cell>
          <table:table-cell table:formula="of:=[.C31]*[.D31]" office:value-type="float" office:value="4913">
            <text:p>4913</text:p>
          </table:table-cell>
          <table:table-cell table:formula="of:=[.$D$6]*[.D31]+[.$D$7]*[.C31]+[.$D$8]*[.B31]" office:value-type="float" office:value="1213">
            <text:p>1213</text:p>
          </table:table-cell>
          <table:table-cell/>
          <table:table-cell table:style-name="ce2" table:formula="of:=[.$H$5]*[.D31]" office:value-type="float" office:value="867">
            <text:p>867</text:p>
          </table:table-cell>
          <table:table-cell table:style-name="ce2" table:formula="of:=[.$H$9]*[.D31]" office:value-type="float" office:value="1445">
            <text:p>144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C32]*[.C32]" office:value-type="float" office:value="324">
            <text:p>324</text:p>
          </table:table-cell>
          <table:table-cell table:formula="of:=[.C32]*[.D32]" office:value-type="float" office:value="5832">
            <text:p>5832</text:p>
          </table:table-cell>
          <table:table-cell table:formula="of:=[.$D$6]*[.D32]+[.$D$7]*[.C32]+[.$D$8]*[.B32]" office:value-type="float" office:value="1356">
            <text:p>1356</text:p>
          </table:table-cell>
          <table:table-cell/>
          <table:table-cell table:style-name="ce2" table:formula="of:=[.$H$5]*[.D32]" office:value-type="float" office:value="972">
            <text:p>972</text:p>
          </table:table-cell>
          <table:table-cell table:style-name="ce2" table:formula="of:=[.$H$9]*[.D32]" office:value-type="float" office:value="1620">
            <text:p>162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[.C33]*[.C33]" office:value-type="float" office:value="361">
            <text:p>361</text:p>
          </table:table-cell>
          <table:table-cell table:formula="of:=[.C33]*[.D33]" office:value-type="float" office:value="6859">
            <text:p>6859</text:p>
          </table:table-cell>
          <table:table-cell table:formula="of:=[.$D$6]*[.D33]+[.$D$7]*[.C33]+[.$D$8]*[.B33]" office:value-type="float" office:value="1507">
            <text:p>1507</text:p>
          </table:table-cell>
          <table:table-cell/>
          <table:table-cell table:style-name="ce2" table:formula="of:=[.$H$5]*[.D33]" office:value-type="float" office:value="1083">
            <text:p>1083</text:p>
          </table:table-cell>
          <table:table-cell table:style-name="ce2" table:formula="of:=[.$H$9]*[.D33]" office:value-type="float" office:value="1805">
            <text:p>180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C34]*[.C34]" office:value-type="float" office:value="400">
            <text:p>400</text:p>
          </table:table-cell>
          <table:table-cell table:formula="of:=[.C34]*[.D34]" office:value-type="float" office:value="8000">
            <text:p>8000</text:p>
          </table:table-cell>
          <table:table-cell table:formula="of:=[.$D$6]*[.D34]+[.$D$7]*[.C34]+[.$D$8]*[.B34]" office:value-type="float" office:value="1666">
            <text:p>1666</text:p>
          </table:table-cell>
          <table:table-cell/>
          <table:table-cell table:style-name="ce2" table:formula="of:=[.$H$5]*[.D34]" office:value-type="float" office:value="1200">
            <text:p>1200</text:p>
          </table:table-cell>
          <table:table-cell table:style-name="ce2" table:formula="of:=[.$H$9]*[.D34]" office:value-type="float" office:value="2000">
            <text:p>20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Sheet4.J56" table:end-x="0.1154in" table:end-y="0.026in" draw:z-index="0" draw:style-name="gr1" draw:text-style-name="P1" svg:width="6.2988in" svg:height="3.5429in" svg:x="0.0398in" svg:y="0.0394in">
              <draw:object draw:notify-on-update-of-ranges="Sheet4.F14:Sheet4.F14 Sheet4.F15:Sheet4.F34 Sheet4.C15:Sheet4.C34 Sheet4.H12:Sheet4.H13 Sheet4.H15:Sheet4.H34 Sheet4.C15:Sheet4.C34 Sheet4.I12:Sheet4.I13 Sheet4.I15:Sheet4.I34 Sheet4.C15:Sheet4.C3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3">10/03/2023</text:date>, <text:time>22:2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2T22:23:24.13</meta:creation-date>
    <meta:editing-duration>PT1H36M3S</meta:editing-duration>
    <meta:editing-cycles>11</meta:editing-cycles>
    <meta:generator>OpenOffice/4.1.14$Win32 OpenOffice.org_project/4114m1$Build-9811</meta:generator>
    <meta:initial-creator>Eduardo Murillo</meta:initial-creator>
    <dc:date>2023-10-03T22:20:07.42</dc:date>
    <dc:creator>Eduardo Murillo</dc:creator>
    <meta:document-statistic meta:table-count="4" meta:cell-count="68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846cm" svg:y="3.664cm" style:legend-expansion="high" chart:style-name="ch2"/>
        <chart:plot-area chart:style-name="ch3" table:cell-range-address="Sheet1.C15:Sheet1.C34 Sheet1.F14:Sheet1.F34 Sheet1.H12:Sheet1.I13 Sheet1.H15:Sheet1.I34" chart:data-source-has-labels="row" svg:x="0.77cm" svg:y="0.855cm" svg:width="9.436cm" svg:height="7.545cm">
          <chartooo:coordinate-region svg:x="1.391cm" svg:y="1.067cm" svg:width="8.628cm" svg:height="6.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15:Sheet1.F34" chart:label-cell-address="Sheet1.F14:Sheet1.F14" chart:class="chart:scatter">
            <chart:domain table:cell-range-address="Sheet1.C15:Sheet1.C34"/>
            <chart:data-point chart:repeated="20"/>
          </chart:series>
          <chart:series chart:style-name="ch8" chart:values-cell-range-address="Sheet1.H15:Sheet1.H34" chart:label-cell-address="Sheet1.H12:Sheet1.H13" chart:class="chart:scatter">
            <chart:data-point chart:repeated="20"/>
          </chart:series>
          <chart:series chart:style-name="ch9" chart:values-cell-range-address="Sheet1.I15:Sheet1.I34" chart:label-cell-address="Sheet1.I12:Sheet1.I13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(n)</text:p>
                <draw:g>
                  <svg:desc>Sheet1.F14:Sheet1.F14</svg:desc>
                </draw:g>
              </table:table-cell>
              <table:table-cell office:value-type="string">
                <text:p>Big Omega Lower Bound</text:p>
                <text:list>
                  <text:list-item>
                    <text:p>Big Omega</text:p>
                  </text:list-item>
                  <text:list-item>
                    <text:p>Lower Bound</text:p>
                  </text:list-item>
                </text:list>
                <draw:g>
                  <svg:desc>Sheet1.H12:Sheet1.H13</svg:desc>
                </draw:g>
              </table:table-cell>
              <table:table-cell office:value-type="string">
                <text:p>Big Oh Upper Bound</text:p>
                <text:list>
                  <text:list-item>
                    <text:p>Big Oh</text:p>
                  </text:list-item>
                  <text:list-item>
                    <text:p>Upper Bound</text:p>
                  </text:list-item>
                </text:list>
                <draw:g>
                  <svg:desc>Sheet1.I12:Sheet1.I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15:Sheet1.C34</svg:desc>
                </draw:g>
              </table:table-cell>
              <table:table-cell office:value-type="float" office:value="7">
                <text:p>7</text:p>
                <draw:g>
                  <svg:desc>Sheet1.F15:Sheet1.F34</svg:desc>
                </draw:g>
              </table:table-cell>
              <table:table-cell office:value-type="float" office:value="3.5">
                <text:p>3.5</text:p>
                <draw:g>
                  <svg:desc>Sheet1.H15:Sheet1.H34</svg:desc>
                </draw:g>
              </table:table-cell>
              <table:table-cell office:value-type="float" office:value="2.5">
                <text:p>2.5</text:p>
                <draw:g>
                  <svg:desc>Sheet1.I15:Sheet1.I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7.5">
                <text:p>17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24.5">
                <text:p>24.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31.5">
                <text:p>31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38.5">
                <text:p>38.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  <table:table-cell office:value-type="float" office:value="45.5">
                <text:p>45.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9">
                <text:p>49</text:p>
              </table:table-cell>
              <table:table-cell office:value-type="float" office:value="52.5">
                <text:p>52.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5">
                <text:p>55</text:p>
              </table:table-cell>
              <table:table-cell office:value-type="float" office:value="59.5">
                <text:p>59.5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66.5">
                <text:p>66.5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846cm" svg:y="3.664cm" style:legend-expansion="high" chart:style-name="ch2"/>
        <chart:plot-area chart:style-name="ch3" table:cell-range-address="Sheet2.C15:Sheet2.C34 Sheet2.H12:Sheet2.I13 Sheet2.H15:Sheet2.I34 Sheet2.F14:Sheet2.F34" chart:data-source-has-labels="row" svg:x="0.77cm" svg:y="0.855cm" svg:width="9.436cm" svg:height="7.545cm">
          <chartooo:coordinate-region svg:x="1.206cm" svg:y="1.067cm" svg:width="8.813cm" svg:height="6.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H15:Sheet2.H34" chart:label-cell-address="Sheet2.H12:Sheet2.H13" chart:class="chart:scatter">
            <chart:domain table:cell-range-address="Sheet2.C15:Sheet2.C34"/>
            <chart:data-point chart:repeated="20"/>
          </chart:series>
          <chart:series chart:style-name="ch8" chart:values-cell-range-address="Sheet2.I15:Sheet2.I34" chart:label-cell-address="Sheet2.I12:Sheet2.I13" chart:class="chart:scatter">
            <chart:data-point chart:repeated="20"/>
          </chart:series>
          <chart:series chart:style-name="ch9" chart:values-cell-range-address="Sheet2.F15:Sheet2.F34" chart:label-cell-address="Sheet2.F14:Sheet2.F14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ig Omega Lower Bound</text:p>
                <text:list>
                  <text:list-item>
                    <text:p>Big Omega</text:p>
                  </text:list-item>
                  <text:list-item>
                    <text:p>Lower Bound</text:p>
                  </text:list-item>
                </text:list>
                <draw:g>
                  <svg:desc>Sheet2.H12:Sheet2.H13</svg:desc>
                </draw:g>
              </table:table-cell>
              <table:table-cell office:value-type="string">
                <text:p>Big Oh Upper Bound</text:p>
                <text:list>
                  <text:list-item>
                    <text:p>Big Oh</text:p>
                  </text:list-item>
                  <text:list-item>
                    <text:p>Upper Bound</text:p>
                  </text:list-item>
                </text:list>
                <draw:g>
                  <svg:desc>Sheet2.I12:Sheet2.I13</svg:desc>
                </draw:g>
              </table:table-cell>
              <table:table-cell office:value-type="string">
                <text:p>f(n)</text:p>
                <draw:g>
                  <svg:desc>Sheet2.F14:Sheet2.F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C15:Sheet2.C34</svg:desc>
                </draw:g>
              </table:table-cell>
              <table:table-cell office:value-type="float" office:value="0">
                <text:p>0</text:p>
                <draw:g>
                  <svg:desc>Sheet2.H15:Sheet2.H34</svg:desc>
                </draw:g>
              </table:table-cell>
              <table:table-cell office:value-type="float" office:value="0">
                <text:p>0</text:p>
                <draw:g>
                  <svg:desc>Sheet2.I15:Sheet2.I34</svg:desc>
                </draw:g>
              </table:table-cell>
              <table:table-cell office:value-type="float" office:value="1">
                <text:p>1</text:p>
                <draw:g>
                  <svg:desc>Sheet2.F15:Sheet2.F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5360498482393">
                <text:p>1.05360498482393</text:p>
              </table:table-cell>
              <table:table-cell office:value-type="float" office:value="1.6556649761519">
                <text:p>1.6556649761519</text:p>
              </table:table-cell>
              <table:table-cell office:value-type="float" office:value="2.20411998265592">
                <text:p>2.20411998265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66992439151882">
                <text:p>1.66992439151882</text:p>
              </table:table-cell>
              <table:table-cell office:value-type="float" office:value="2.62416690095814">
                <text:p>2.62416690095814</text:p>
              </table:table-cell>
              <table:table-cell office:value-type="float" office:value="2.90848501887865">
                <text:p>2.908485018878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10720996964787">
                <text:p>2.10720996964787</text:p>
              </table:table-cell>
              <table:table-cell office:value-type="float" office:value="3.31132995230379">
                <text:p>3.31132995230379</text:p>
              </table:table-cell>
              <table:table-cell office:value-type="float" office:value="3.40823996531185">
                <text:p>3.40823996531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44639501517607">
                <text:p>2.44639501517607</text:p>
              </table:table-cell>
              <table:table-cell office:value-type="float" office:value="3.8443350238481">
                <text:p>3.8443350238481</text:p>
              </table:table-cell>
              <table:table-cell office:value-type="float" office:value="3.79588001734407">
                <text:p>3.79588001734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72352937634275">
                <text:p>2.72352937634275</text:p>
              </table:table-cell>
              <table:table-cell office:value-type="float" office:value="4.27983187711004">
                <text:p>4.27983187711004</text:p>
              </table:table-cell>
              <table:table-cell office:value-type="float" office:value="4.11260500153457">
                <text:p>4.112605001534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9578431400499">
                <text:p>2.9578431400499</text:p>
              </table:table-cell>
              <table:table-cell office:value-type="float" office:value="4.64803922007841">
                <text:p>4.64803922007841</text:p>
              </table:table-cell>
              <table:table-cell office:value-type="float" office:value="4.38039216005703">
                <text:p>4.380392160057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1608149544718">
                <text:p>3.1608149544718</text:p>
              </table:table-cell>
              <table:table-cell office:value-type="float" office:value="4.96699492845569">
                <text:p>4.96699492845569</text:p>
              </table:table-cell>
              <table:table-cell office:value-type="float" office:value="4.61235994796777">
                <text:p>4.612359947967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33984878303764">
                <text:p>3.33984878303764</text:p>
              </table:table-cell>
              <table:table-cell office:value-type="float" office:value="5.24833380191629">
                <text:p>5.24833380191629</text:p>
              </table:table-cell>
              <table:table-cell office:value-type="float" office:value="4.8169700377573">
                <text:p>4.8169700377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64487439805379">
                <text:p>3.64487439805379</text:p>
              </table:table-cell>
              <table:table-cell office:value-type="float" office:value="5.72765976837024">
                <text:p>5.72765976837024</text:p>
              </table:table-cell>
              <table:table-cell office:value-type="float" office:value="5.1655707406329">
                <text:p>5.16557074063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77713436116669">
                <text:p>3.77713436116669</text:p>
              </table:table-cell>
              <table:table-cell office:value-type="float" office:value="5.93549685326194">
                <text:p>5.93549685326194</text:p>
              </table:table-cell>
              <table:table-cell office:value-type="float" office:value="5.3167249841905">
                <text:p>5.31672498419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89880173307393">
                <text:p>3.89880173307393</text:p>
              </table:table-cell>
              <table:table-cell office:value-type="float" office:value="6.1266884376876">
                <text:p>6.1266884376876</text:p>
              </table:table-cell>
              <table:table-cell office:value-type="float" office:value="5.45577340922735">
                <text:p>5.455773409227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01144812487383">
                <text:p>4.01144812487383</text:p>
              </table:table-cell>
              <table:table-cell office:value-type="float" office:value="6.30370419623031">
                <text:p>6.30370419623031</text:p>
              </table:table-cell>
              <table:table-cell office:value-type="float" office:value="5.58451214271295">
                <text:p>5.58451214271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11631940669488">
                <text:p>4.11631940669488</text:p>
              </table:table-cell>
              <table:table-cell office:value-type="float" office:value="6.46850192480625">
                <text:p>6.46850192480625</text:p>
              </table:table-cell>
              <table:table-cell office:value-type="float" office:value="5.70436503622272">
                <text:p>5.704365036222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21441993929574">
                <text:p>4.21441993929574</text:p>
              </table:table-cell>
              <table:table-cell office:value-type="float" office:value="6.62265990460759">
                <text:p>6.62265990460759</text:p>
              </table:table-cell>
              <table:table-cell office:value-type="float" office:value="5.8164799306237">
                <text:p>5.8164799306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.30657122482396">
                <text:p>4.30657122482396</text:p>
              </table:table-cell>
              <table:table-cell office:value-type="float" office:value="6.76746906758051">
                <text:p>6.76746906758051</text:p>
              </table:table-cell>
              <table:table-cell office:value-type="float" office:value="5.9217956855131">
                <text:p>5.92179568551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.39345376786157">
                <text:p>4.39345376786157</text:p>
              </table:table-cell>
              <table:table-cell office:value-type="float" office:value="6.90399877806818">
                <text:p>6.90399877806818</text:p>
              </table:table-cell>
              <table:table-cell office:value-type="float" office:value="6.02109002041322">
                <text:p>6.021090020413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.4756376033349">
                <text:p>4.4756376033349</text:p>
              </table:table-cell>
              <table:table-cell office:value-type="float" office:value="7.03314480524056">
                <text:p>7.03314480524056</text:p>
              </table:table-cell>
              <table:table-cell office:value-type="float" office:value="6.11501440381132">
                <text:p>6.115014403811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.55360498482393">
                <text:p>4.55360498482393</text:p>
              </table:table-cell>
              <table:table-cell office:value-type="float" office:value="7.1556649761519">
                <text:p>7.1556649761519</text:p>
              </table:table-cell>
              <table:table-cell office:value-type="float" office:value="6.20411998265592">
                <text:p>6.204119982655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846cm" svg:y="3.664cm" style:legend-expansion="high" chart:style-name="ch2"/>
        <chart:plot-area chart:style-name="ch3" table:cell-range-address="Sheet3.C15:Sheet3.C34 Sheet3.F14:Sheet3.F34 Sheet3.H12:Sheet3.I13 Sheet3.H15:Sheet3.I34" chart:data-source-has-labels="row" svg:x="0.77cm" svg:y="0.855cm" svg:width="9.436cm" svg:height="7.545cm">
          <chartooo:coordinate-region svg:x="1.391cm" svg:y="1.068cm" svg:width="8.628cm" svg:height="6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F15:Sheet3.F34" chart:label-cell-address="Sheet3.F14:Sheet3.F14" chart:class="chart:scatter">
            <chart:domain table:cell-range-address="Sheet3.C15:Sheet3.C34"/>
            <chart:data-point chart:repeated="20"/>
          </chart:series>
          <chart:series chart:style-name="ch8" chart:values-cell-range-address="Sheet3.H15:Sheet3.H34" chart:label-cell-address="Sheet3.H12:Sheet3.H13" chart:class="chart:scatter">
            <chart:data-point chart:repeated="20"/>
          </chart:series>
          <chart:series chart:style-name="ch9" chart:values-cell-range-address="Sheet3.I15:Sheet3.I34" chart:label-cell-address="Sheet3.I12:Sheet3.I13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(n)</text:p>
                <draw:g>
                  <svg:desc>Sheet3.F14:Sheet3.F14</svg:desc>
                </draw:g>
              </table:table-cell>
              <table:table-cell office:value-type="string">
                <text:p>Big Omega Lower Bound</text:p>
                <text:list>
                  <text:list-item>
                    <text:p>Big Omega</text:p>
                  </text:list-item>
                  <text:list-item>
                    <text:p>Lower Bound</text:p>
                  </text:list-item>
                </text:list>
                <draw:g>
                  <svg:desc>Sheet3.H12:Sheet3.H13</svg:desc>
                </draw:g>
              </table:table-cell>
              <table:table-cell office:value-type="string">
                <text:p>Big Oh Upper Bound</text:p>
                <text:list>
                  <text:list-item>
                    <text:p>Big Oh</text:p>
                  </text:list-item>
                  <text:list-item>
                    <text:p>Upper Bound</text:p>
                  </text:list-item>
                </text:list>
                <draw:g>
                  <svg:desc>Sheet3.I12:Sheet3.I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C15:Sheet3.C34</svg:desc>
                </draw:g>
              </table:table-cell>
              <table:table-cell office:value-type="float" office:value="2">
                <text:p>2</text:p>
                <draw:g>
                  <svg:desc>Sheet3.F15:Sheet3.F34</svg:desc>
                </draw:g>
              </table:table-cell>
              <table:table-cell office:value-type="float" office:value="0">
                <text:p>0</text:p>
                <draw:g>
                  <svg:desc>Sheet3.H15:Sheet3.H34</svg:desc>
                </draw:g>
              </table:table-cell>
              <table:table-cell office:value-type="float" office:value="0">
                <text:p>0</text:p>
                <draw:g>
                  <svg:desc>Sheet3.I15:Sheet3.I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91338994363175">
                <text:p>5.91338994363175</text:p>
              </table:table-cell>
              <table:table-cell office:value-type="float" office:value="3.91338994363175">
                <text:p>3.91338994363175</text:p>
              </table:table-cell>
              <table:table-cell office:value-type="float" office:value="5.11750992628768">
                <text:p>5.117509926287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.20257631135561">
                <text:p>8.20257631135561</text:p>
              </table:table-cell>
              <table:table-cell office:value-type="float" office:value="6.20257631135561">
                <text:p>6.20257631135561</text:p>
              </table:table-cell>
              <table:table-cell office:value-type="float" office:value="8.11106133023426">
                <text:p>8.111061330234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.82677988726351">
                <text:p>9.82677988726351</text:p>
              </table:table-cell>
              <table:table-cell office:value-type="float" office:value="7.82677988726351">
                <text:p>7.82677988726351</text:p>
              </table:table-cell>
              <table:table-cell office:value-type="float" office:value="10.2350198525754">
                <text:p>10.2350198525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.0866100563682">
                <text:p>11.0866100563682</text:p>
              </table:table-cell>
              <table:table-cell office:value-type="float" office:value="9.08661005636824">
                <text:p>9.08661005636824</text:p>
              </table:table-cell>
              <table:table-cell office:value-type="float" office:value="11.8824900737123">
                <text:p>11.88249007371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.1159662549874">
                <text:p>12.1159662549874</text:p>
              </table:table-cell>
              <table:table-cell office:value-type="float" office:value="10.1159662549874">
                <text:p>10.1159662549874</text:p>
              </table:table-cell>
              <table:table-cell office:value-type="float" office:value="13.2285712565219">
                <text:p>13.22857125652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.9862745201853">
                <text:p>12.9862745201853</text:p>
              </table:table-cell>
              <table:table-cell office:value-type="float" office:value="10.9862745201853">
                <text:p>10.9862745201853</text:p>
              </table:table-cell>
              <table:table-cell office:value-type="float" office:value="14.3666666802424">
                <text:p>14.3666666802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.7401698308953">
                <text:p>13.7401698308953</text:p>
              </table:table-cell>
              <table:table-cell office:value-type="float" office:value="11.7401698308953">
                <text:p>11.7401698308953</text:p>
              </table:table-cell>
              <table:table-cell office:value-type="float" office:value="15.352529778863">
                <text:p>15.352529778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4.4051526227112">
                <text:p>14.4051526227112</text:p>
              </table:table-cell>
              <table:table-cell office:value-type="float" office:value="12.4051526227112">
                <text:p>12.4051526227112</text:p>
              </table:table-cell>
              <table:table-cell office:value-type="float" office:value="16.2221226604685">
                <text:p>16.22212266046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5.5381049070569">
                <text:p>15.5381049070569</text:p>
              </table:table-cell>
              <table:table-cell office:value-type="float" office:value="13.5381049070569">
                <text:p>13.5381049070569</text:p>
              </table:table-cell>
              <table:table-cell office:value-type="float" office:value="17.7036756476898">
                <text:p>17.70367564768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6.0293561986191">
                <text:p>16.0293561986191</text:p>
              </table:table-cell>
              <table:table-cell office:value-type="float" office:value="14.0293561986191">
                <text:p>14.0293561986191</text:p>
              </table:table-cell>
              <table:table-cell office:value-type="float" office:value="18.3460811828096">
                <text:p>18.34608118280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.4812635799889">
                <text:p>16.4812635799889</text:p>
              </table:table-cell>
              <table:table-cell office:value-type="float" office:value="14.4812635799889">
                <text:p>14.4812635799889</text:p>
              </table:table-cell>
              <table:table-cell office:value-type="float" office:value="18.9370369892162">
                <text:p>18.93703698921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.8996644638171">
                <text:p>16.8996644638171</text:p>
              </table:table-cell>
              <table:table-cell office:value-type="float" office:value="14.8996644638171">
                <text:p>14.8996644638171</text:p>
              </table:table-cell>
              <table:table-cell office:value-type="float" office:value="19.48417660653">
                <text:p>19.484176606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.2891863677239">
                <text:p>17.2891863677239</text:p>
              </table:table-cell>
              <table:table-cell office:value-type="float" office:value="15.2891863677239">
                <text:p>15.2891863677239</text:p>
              </table:table-cell>
              <table:table-cell office:value-type="float" office:value="19.9935514039466">
                <text:p>19.99355140394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.653559774527">
                <text:p>17.653559774527</text:p>
              </table:table-cell>
              <table:table-cell office:value-type="float" office:value="15.653559774527">
                <text:p>15.653559774527</text:p>
              </table:table-cell>
              <table:table-cell office:value-type="float" office:value="20.4700397051507">
                <text:p>20.47003970515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.9958359779176">
                <text:p>17.9958359779176</text:p>
              </table:table-cell>
              <table:table-cell office:value-type="float" office:value="15.9958359779176">
                <text:p>15.9958359779176</text:p>
              </table:table-cell>
              <table:table-cell office:value-type="float" office:value="20.9176316634307">
                <text:p>20.91763166343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.318542566343">
                <text:p>18.318542566343</text:p>
              </table:table-cell>
              <table:table-cell office:value-type="float" office:value="16.318542566343">
                <text:p>16.318542566343</text:p>
              </table:table-cell>
              <table:table-cell office:value-type="float" office:value="21.3396325867562">
                <text:p>21.33963258675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.6237968123868">
                <text:p>18.6237968123868</text:p>
              </table:table-cell>
              <table:table-cell office:value-type="float" office:value="16.6237968123868">
                <text:p>16.6237968123868</text:p>
              </table:table-cell>
              <table:table-cell office:value-type="float" office:value="21.7388112161981">
                <text:p>21.73881121619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.9133899436318">
                <text:p>18.9133899436318</text:p>
              </table:table-cell>
              <table:table-cell office:value-type="float" office:value="16.9133899436318">
                <text:p>16.9133899436318</text:p>
              </table:table-cell>
              <table:table-cell office:value-type="float" office:value="22.1175099262877">
                <text:p>22.11750992628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846cm" svg:y="3.664cm" style:legend-expansion="high" chart:style-name="ch2"/>
        <chart:plot-area chart:style-name="ch3" table:cell-range-address="Sheet4.C15:Sheet4.C34 Sheet4.F14:Sheet4.F34 Sheet4.H12:Sheet4.I13 Sheet4.H15:Sheet4.I34" chart:data-source-has-labels="row" svg:x="0.77cm" svg:y="0.855cm" svg:width="9.436cm" svg:height="7.545cm">
          <chartooo:coordinate-region svg:x="1.762cm" svg:y="1.067cm" svg:width="8.257cm" svg:height="6.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F15:Sheet4.F34" chart:label-cell-address="Sheet4.F14:Sheet4.F14" chart:class="chart:scatter">
            <chart:domain table:cell-range-address="Sheet4.C15:Sheet4.C34"/>
            <chart:data-point chart:repeated="20"/>
          </chart:series>
          <chart:series chart:style-name="ch8" chart:values-cell-range-address="Sheet4.H15:Sheet4.H34" chart:label-cell-address="Sheet4.H12:Sheet4.H13" chart:class="chart:scatter">
            <chart:data-point chart:repeated="20"/>
          </chart:series>
          <chart:series chart:style-name="ch9" chart:values-cell-range-address="Sheet4.I15:Sheet4.I34" chart:label-cell-address="Sheet4.I12:Sheet4.I13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(n)</text:p>
                <draw:g>
                  <svg:desc>Sheet4.F14:Sheet4.F14</svg:desc>
                </draw:g>
              </table:table-cell>
              <table:table-cell office:value-type="string">
                <text:p>Big Omega Lower Bound</text:p>
                <text:list>
                  <text:list-item>
                    <text:p>Big Omega</text:p>
                  </text:list-item>
                  <text:list-item>
                    <text:p>Lower Bound</text:p>
                  </text:list-item>
                </text:list>
                <draw:g>
                  <svg:desc>Sheet4.H12:Sheet4.H13</svg:desc>
                </draw:g>
              </table:table-cell>
              <table:table-cell office:value-type="string">
                <text:p>Big Oh Upper Bound</text:p>
                <text:list>
                  <text:list-item>
                    <text:p>Big Oh</text:p>
                  </text:list-item>
                  <text:list-item>
                    <text:p>Upper Bound</text:p>
                  </text:list-item>
                </text:list>
                <draw:g>
                  <svg:desc>Sheet4.I12:Sheet4.I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C15:Sheet4.C34</svg:desc>
                </draw:g>
              </table:table-cell>
              <table:table-cell office:value-type="float" office:value="13">
                <text:p>13</text:p>
                <draw:g>
                  <svg:desc>Sheet4.F15:Sheet4.F34</svg:desc>
                </draw:g>
              </table:table-cell>
              <table:table-cell office:value-type="float" office:value="3">
                <text:p>3</text:p>
                <draw:g>
                  <svg:desc>Sheet4.H15:Sheet4.H34</svg:desc>
                </draw:g>
              </table:table-cell>
              <table:table-cell office:value-type="float" office:value="5">
                <text:p>5</text:p>
                <draw:g>
                  <svg:desc>Sheet4.I15:Sheet4.I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27">
                <text:p>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2">
                <text:p>82</text:p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  <table:table-cell office:value-type="float" office:value="75">
                <text:p>7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8">
                <text:p>168</text:p>
              </table:table-cell>
              <table:table-cell office:value-type="float" office:value="108">
                <text:p>1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23">
                <text:p>223</text:p>
              </table:table-cell>
              <table:table-cell office:value-type="float" office:value="147">
                <text:p>1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86">
                <text:p>286</text:p>
              </table:table-cell>
              <table:table-cell office:value-type="float" office:value="192">
                <text:p>19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57">
                <text:p>357</text:p>
              </table:table-cell>
              <table:table-cell office:value-type="float" office:value="243">
                <text:p>24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36">
                <text:p>436</text:p>
              </table:table-cell>
              <table:table-cell office:value-type="float" office:value="300">
                <text:p>3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23">
                <text:p>523</text:p>
              </table:table-cell>
              <table:table-cell office:value-type="float" office:value="363">
                <text:p>363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18">
                <text:p>618</text:p>
              </table:table-cell>
              <table:table-cell office:value-type="float" office:value="432">
                <text:p>43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21">
                <text:p>721</text:p>
              </table:table-cell>
              <table:table-cell office:value-type="float" office:value="507">
                <text:p>507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32">
                <text:p>832</text:p>
              </table:table-cell>
              <table:table-cell office:value-type="float" office:value="588">
                <text:p>588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51">
                <text:p>951</text:p>
              </table:table-cell>
              <table:table-cell office:value-type="float" office:value="675">
                <text:p>67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78">
                <text:p>1078</text:p>
              </table:table-cell>
              <table:table-cell office:value-type="float" office:value="768">
                <text:p>768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13">
                <text:p>1213</text:p>
              </table:table-cell>
              <table:table-cell office:value-type="float" office:value="867">
                <text:p>867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356">
                <text:p>1356</text:p>
              </table:table-cell>
              <table:table-cell office:value-type="float" office:value="972">
                <text:p>972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07">
                <text:p>1507</text:p>
              </table:table-cell>
              <table:table-cell office:value-type="float" office:value="1083">
                <text:p>1083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66">
                <text:p>1666</text:p>
              </table:table-cell>
              <table:table-cell office:value-type="float" office:value="1200">
                <text:p>1200</text:p>
              </table:table-cell>
              <table:table-cell office:value-type="float" office:value="2000">
                <text:p>2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